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3" style:family="table-cell" style:parent-style-name="Default" style:data-style-name="N0">
      <style:table-cell-properties style:vertical-align="middle" style:repeat-content="false"/>
      <style:paragraph-properties fo:text-align="start" fo:margin-left="0cm"/>
    </style:style>
    <style:style style:name="ce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6" style:family="table-cell" style:parent-style-name="Default" style:data-style-name="N0">
      <style:table-cell-properties style:vertical-align="automatic"/>
    </style:style>
    <style:style style:name="ce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1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1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1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1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1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1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16"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8"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9" style:family="table-cell" style:parent-style-name="Default" style:data-style-name="N30">
      <style:table-cell-properties fo:border-top="thin solid #FFFFFF" fo:border-bottom="thin solid #FFFFFF" fo:border-left="none" fo:border-right="none" style:vertical-align="middle" fo:background-color="#009999"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0" style:family="table-cell" style:parent-style-name="Default" style:data-style-name="N30">
      <style:table-cell-properties fo:border-top="thin solid #FFFFFF" fo:border-bottom="thin solid #FFFFFF" fo:border-left="none" fo:border-right="none" style:vertical-align="middle" fo:background-color="#0099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1" style:family="table-cell" style:parent-style-name="Default" style:data-style-name="N19">
      <style:table-cell-properties fo:border-top="thin solid #FFFFFF" fo:border-bottom="thin solid #FFFFFF" fo:border-left="none" fo:border-right="none" style:vertical-align="middle" fo:background-color="#0099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2"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3"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4"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8"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29"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30"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1"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2" style:family="table-cell" style:parent-style-name="Default" style:data-style-name="N0">
      <style:table-cell-properties fo:border="thin solid #FFFFFF" fo:background-color="#3B96EC"/>
    </style:style>
    <style:style style:name="ce33"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4" style:family="table-cell" style:parent-style-name="Default" style:data-style-name="N30">
      <style:table-cell-properties fo:border-top="thin solid #FFFFFF" fo:border-bottom="thin solid #FFFFFF" fo:border-left="none" fo:border-right="none" style:vertical-align="middle" fo:wrap-option="wrap" fo:background-color="#009999"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30">
      <style:table-cell-properties fo:border-top="thin solid #FFFFFF" fo:border-bottom="thin solid #FFFFFF" fo:border-left="none" fo:border-right="none" style:vertical-align="middle" fo:background-color="#0099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0">
      <style:table-cell-properties fo:border-top="thin solid #FFFFFF" fo:border-bottom="thin solid #FFFFFF" fo:border-left="none" fo:border-right="none" fo:background-color="#009999"/>
      <style:text-properties fo:color="#FFFFFF" fo:font-weight="bold" style:font-weight-asian="bold" style:font-weight-complex="bold"/>
    </style:style>
    <style:style style:name="ce37" style:family="table-cell" style:parent-style-name="Default" style:data-style-name="N0">
      <style:table-cell-properties fo:border-top="thin solid #FFFFFF" fo:border-bottom="thin solid #FFFFFF" fo:border-left="none" fo:border-right="none" fo:background-color="#DDEBF7"/>
    </style:style>
    <style:style style:name="ce38" style:family="table-cell" style:parent-style-name="Default" style:data-style-name="N0">
      <style:table-cell-properties fo:border-top="thin solid #FFFFFF" fo:border-bottom="thin solid #FFFFFF" fo:border-left="none" fo:border-right="none" fo:background-color="#9BC2E6"/>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41" style:family="table-cell" style:parent-style-name="Default" style:data-style-name="N0">
      <style:table-cell-properties style:vertical-align="top"/>
      <style:text-properties style:font-name="Georgia" style:font-name-asian="Georgia" style:font-name-complex="Georgia" style:font-family-generic="roman"/>
    </style:style>
    <style:style style:name="ce4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4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6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6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6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6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6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7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7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7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7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7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8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19">
      <style:table-cell-properties fo:border-top="thin solid #FFFFFF" fo:border-bottom="thin solid #FFFFFF" fo:border-left="none" fo:border-right="none" fo:background-color="#DDEBF7"/>
    </style:style>
    <style:style style:name="ce82" style:family="table-cell" style:parent-style-name="Default" style:data-style-name="N19">
      <style:table-cell-properties fo:border-top="thin solid #FFFFFF" fo:border-bottom="thin solid #FFFFFF" fo:border-left="thin solid #FFFFFF" fo:border-right="none" fo:background-color="#9BC2E6"/>
    </style:style>
    <style:style style:name="ce83" style:family="table-cell" style:parent-style-name="Default" style:data-style-name="N0">
      <style:table-cell-properties fo:border-top="thin solid #FFFFFF" fo:border-bottom="thin solid #FFFFFF" fo:border-left="thin solid #FFFFFF" fo:border-right="none" fo:background-color="#DDEBF7"/>
    </style:style>
    <style:style style:name="ce8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6" style:family="table-cell" style:parent-style-name="Default" style:data-style-name="N0">
      <style:table-cell-properties fo:border="thin solid #FFFFFF" fo:background-color="#9BC2E6"/>
    </style:style>
    <style:style style:name="ce87" style:family="table-cell" style:parent-style-name="Default" style:data-style-name="N0">
      <style:table-cell-properties fo:border-top="thin solid #FFFFFF" fo:border-bottom="thin solid #FFFFFF" fo:border-left="thin solid #FFFFFF" fo:border-right="none" fo:background-color="#9BC2E6"/>
    </style:style>
    <style:style style:name="ce88" style:family="table-cell" style:parent-style-name="Default" style:data-style-name="N0">
      <style:table-cell-properties fo:border="thin solid #FFFFFF" fo:background-color="#DDEBF7"/>
    </style:style>
    <style:style style:name="ce89" style:family="table-cell" style:parent-style-name="Default" style:data-style-name="N0">
      <style:table-cell-properties fo:border-top="thin solid #FFFFFF" fo:border-bottom="thin solid #FFFFFF" fo:border-left="none" fo:border-right="thin solid #FFFFFF" fo:background-color="#9BC2E6"/>
    </style:style>
    <style:style style:name="ce90"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2" style:family="table-cell" style:parent-style-name="Default" style:data-style-name="N0">
      <style:table-cell-properties fo:border-top="none" fo:border-bottom="thin solid #FFFFFF" fo:border-left="thin solid #FFFFFF" fo:border-right="none" fo:background-color="#DDEBF7"/>
    </style:style>
    <style:style style:name="ce93" style:family="table-cell" style:parent-style-name="Default" style:data-style-name="N0">
      <style:table-cell-properties fo:border-top="thin solid #FFFFFF" fo:border-bottom="none" fo:border-left="none" fo:border-right="thin solid #FFFFFF" fo:background-color="#9BC2E6"/>
    </style:style>
    <style:style style:name="ce94" style:family="table-cell" style:parent-style-name="Default" style:data-style-name="N0">
      <style:table-cell-properties fo:border-top="thin solid #FFFFFF" fo:border-bottom="none" fo:border-left="thin solid #FFFFFF" fo:border-right="none" fo:background-color="#9BC2E6"/>
    </style:style>
    <style:style style:name="ce95"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none" fo:border-bottom="thin solid #FFFFFF" fo:border-left="thin solid #FFFFFF" fo:border-right="none" fo:background-color="#9BC2E6"/>
    </style:style>
    <style:style style:name="ce9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99"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1" style:family="table-cell" style:parent-style-name="Default" style:data-style-name="N0">
      <style:table-cell-properties fo:border-top="thin solid #FFFFFF" fo:border-bottom="thin solid #FFFFFF" fo:border-left="thin solid #FFFFFF" fo:border-right="thin solid #E7E6E6" fo:background-color="#9BC2E6"/>
    </style:style>
    <style:style style:name="ce102" style:family="table-cell" style:parent-style-name="Default" style:data-style-name="N0">
      <style:table-cell-properties fo:border-top="thin solid #FFFFFF" fo:border-bottom="thin solid #FFFFFF" fo:border-left="thin solid #FFFFFF" fo:border-right="thin solid #E7E6E6" fo:background-color="#DDEBF7"/>
    </style:style>
    <style:style style:name="ce103" style:family="table-cell" style:parent-style-name="Default" style:data-style-name="N0">
      <style:table-cell-properties style:vertical-align="automatic"/>
      <style:text-properties fo:font-weight="bold" style:font-weight-asian="bold" style:font-weight-complex="bold"/>
    </style:style>
    <style:style style:name="ce104" style:family="table-cell" style:parent-style-name="Default" style:data-style-name="N0">
      <style:table-cell-properties style:vertical-align="automatic" fo:wrap-option="wrap"/>
    </style:style>
    <style:style style:name="ce105" style:family="table-cell" style:parent-style-name="Default" style:data-style-name="N0">
      <style:table-cell-properties style:vertical-align="middle" fo:wrap-option="wrap"/>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21229166666667cm"/>
    </style:style>
    <style:style style:name="co2" style:family="table-column">
      <style:table-column-properties fo:break-before="auto" style:column-width="2.59291666666667cm"/>
    </style:style>
    <style:style style:name="co3" style:family="table-column">
      <style:table-column-properties fo:break-before="auto" style:column-width="2.619375cm"/>
    </style:style>
    <style:style style:name="co4" style:family="table-column">
      <style:table-column-properties fo:break-before="auto" style:column-width="1.95791666666667cm"/>
    </style:style>
    <style:style style:name="co5" style:family="table-column">
      <style:table-column-properties fo:break-before="auto" style:column-width="2.96333333333333cm"/>
    </style:style>
    <style:style style:name="co6" style:family="table-column">
      <style:table-column-properties fo:break-before="auto" style:column-width="4.048125cm"/>
    </style:style>
    <style:style style:name="co7" style:family="table-column">
      <style:table-column-properties fo:break-before="auto" style:column-width="2.460625cm"/>
    </style:style>
    <style:style style:name="co8" style:family="table-column">
      <style:table-column-properties fo:break-before="auto" style:column-width="2.32833333333333cm"/>
    </style:style>
    <style:style style:name="co9" style:family="table-column">
      <style:table-column-properties fo:break-before="auto" style:column-width="2.83104166666667cm"/>
    </style:style>
    <style:style style:name="co10" style:family="table-column">
      <style:table-column-properties fo:break-before="auto" style:column-width="2.11666666666667cm"/>
    </style:style>
    <style:style style:name="co11" style:family="table-column">
      <style:table-column-properties fo:break-before="auto" style:column-width="6.32354166666667cm"/>
    </style:style>
    <style:style style:name="co12" style:family="table-column">
      <style:table-column-properties fo:break-before="auto" style:column-width="5.05354166666667cm"/>
    </style:style>
    <style:style style:name="co13" style:family="table-column">
      <style:table-column-properties fo:break-before="auto" style:column-width="1.64041666666667cm"/>
    </style:style>
    <style:style style:name="co14" style:family="table-column">
      <style:table-column-properties fo:break-before="auto" style:column-width="1.40229166666667cm"/>
    </style:style>
    <style:style style:name="co15" style:family="table-column">
      <style:table-column-properties fo:break-before="auto" style:column-width="1.666875cm"/>
    </style:style>
    <style:style style:name="co16" style:family="table-column">
      <style:table-column-properties fo:break-before="auto" style:column-width="2.64583333333333cm"/>
    </style:style>
    <style:style style:name="co17" style:family="table-column">
      <style:table-column-properties fo:break-before="auto" style:column-width="2.8575cm"/>
    </style:style>
    <style:style style:name="co18" style:family="table-column">
      <style:table-column-properties fo:break-before="auto" style:column-width="1.85208333333333cm"/>
    </style:style>
    <style:style style:name="co19" style:family="table-column">
      <style:table-column-properties fo:break-before="auto" style:column-width="7.11729166666667cm"/>
    </style:style>
    <style:style style:name="co20" style:family="table-column">
      <style:table-column-properties fo:break-before="auto" style:column-width="3.86291666666667cm"/>
    </style:style>
    <style:style style:name="co21" style:family="table-column">
      <style:table-column-properties fo:break-before="auto" style:column-width="2.2225cm"/>
    </style:style>
    <style:style style:name="co22" style:family="table-column">
      <style:table-column-properties fo:break-before="auto" style:column-width="1.79916666666667cm"/>
    </style:style>
    <style:style style:name="co23" style:family="table-column">
      <style:table-column-properties fo:break-before="auto" style:column-width="6.985cm"/>
    </style:style>
    <style:style style:name="co24" style:family="table-column">
      <style:table-column-properties fo:break-before="auto" style:column-width="3.01625cm"/>
    </style:style>
    <style:style style:name="co25" style:family="table-column">
      <style:table-column-properties fo:break-before="auto" style:column-width="2.301875cm"/>
    </style:style>
    <style:style style:name="co26" style:family="table-column">
      <style:table-column-properties fo:break-before="auto" style:column-width="4.28625cm"/>
    </style:style>
    <style:style style:name="co27" style:family="table-column">
      <style:table-column-properties fo:break-before="auto" style:column-width="2.143125cm"/>
    </style:style>
    <style:style style:name="co28" style:family="table-column">
      <style:table-column-properties fo:break-before="auto" style:column-width="7.77875cm"/>
    </style:style>
    <style:style style:name="co29" style:family="table-column">
      <style:table-column-properties fo:break-before="auto" style:column-width="7.43479166666667cm"/>
    </style:style>
    <style:style style:name="co30" style:family="table-column">
      <style:table-column-properties fo:break-before="auto" style:column-width="6.72041666666667cm"/>
    </style:style>
    <style:style style:name="ro1" style:family="table-row">
      <style:table-row-properties style:row-height="33.75pt" style:use-optimal-row-height="false" fo:break-before="auto"/>
    </style:style>
    <style:style style:name="ro2" style:family="table-row">
      <style:table-row-properties style:row-height="39pt" style:use-optimal-row-height="false" fo:break-before="auto"/>
    </style:style>
    <style:style style:name="ro3" style:family="table-row">
      <style:table-row-properties style:row-height="22.5pt" style:use-optimal-row-height="false" fo:break-before="auto"/>
    </style:style>
    <style:style style:name="ro4" style:family="table-row">
      <style:table-row-properties style:row-height="48.75pt" style:use-optimal-row-height="false" fo:break-before="auto"/>
    </style:style>
    <style:style style:name="ro5" style:family="table-row">
      <style:table-row-properties style:row-height="4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15.7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26.25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30.75pt" style:use-optimal-row-height="false" fo:break-before="auto"/>
    </style:style>
    <style:style style:name="ro13" style:family="table-row">
      <style:table-row-properties style:row-height="60pt" style:use-optimal-row-height="true" fo:break-before="auto"/>
    </style:style>
    <style:style style:name="ro14"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Modèle_de_fiche_de_registre.B42">
          <table:help-message/>
          <table:error-message table:display="true"/>
        </table:content-validation>
        <table:content-validation table:name="val2" table:condition="of:cell-content-is-in-list(['5_-_Listes'.$H$2:.$H$6])" table:base-cell-address="Modèle_de_fiche_de_registre.B46">
          <table:help-message/>
          <table:error-message table:display="true"/>
        </table:content-validation>
        <table:content-validation table:name="val3" table:condition="of:cell-content-is-in-list(['5_-_Listes'.$J$2:.$J$9])" table:base-cell-address="Modèle_de_fiche_de_registre.B52">
          <table:help-message/>
          <table:error-message/>
        </table:content-validation>
        <table:content-validation table:name="val4" table:condition="of:cell-content-is-in-list(['5_-_Listes'.$J$3:.$J$8])" table:base-cell-address="Modèle_de_fiche_de_registre.B55">
          <table:help-message/>
          <table:error-message table:display="true"/>
        </table:content-validation>
        <table:content-validation table:name="val5" table:condition="of:cell-content-is-in-list(['5_-_Listes'.$C$2:.$C$177])" table:base-cell-address="Modèle_de_fiche_de_registre.C57">
          <table:help-message/>
          <table:error-message table:display="true"/>
        </table:content-validation>
        <table:content-validation table:name="val6" table:condition="of:cell-content-is-in-list(['5_-_Listes'.$A$2:.$A$9])" table:base-cell-address="Modèle_de_fiche_de_registre.D57">
          <table:help-message/>
          <table:error-message table:display="true"/>
        </table:content-validation>
        <table:content-validation table:name="val7" table:condition="of:cell-content-is-in-list(['5_-_Listes'.$J$2:.$J$9])" table:base-cell-address="Modèle_de_fiche_de_registre_(2).B52">
          <table:help-message/>
          <table:error-message/>
        </table:content-validation>
        <table:content-validation table:name="val8" table:condition="of:cell-content-is-in-list(['5_-_Listes'.$H$2:.$H$6])" table:base-cell-address="Modèle_de_fiche_de_registre_(2).B46">
          <table:help-message/>
          <table:error-message table:display="true"/>
        </table:content-validation>
        <table:content-validation table:name="val9" table:condition="of:cell-content-is-in-list(['5_-_Listes'.$F$2:.$F$10])" table:base-cell-address="Modèle_de_fiche_de_registre_(2).B42">
          <table:help-message/>
          <table:error-message table:display="true"/>
        </table:content-validation>
        <table:content-validation table:name="val10" table:condition="of:cell-content-is-in-list(['5_-_Listes'.$A$2:.$A$9])" table:base-cell-address="Modèle_de_fiche_de_registre_(2).D57">
          <table:help-message/>
          <table:error-message table:display="true"/>
        </table:content-validation>
        <table:content-validation table:name="val11" table:condition="of:cell-content-is-in-list(['5_-_Listes'.$C$2:.$C$177])" table:base-cell-address="Modèle_de_fiche_de_registre_(2).C57">
          <table:help-message/>
          <table:error-message table:display="true"/>
        </table:content-validation>
        <table:content-validation table:name="val12" table:condition="of:cell-content-is-in-list(['5_-_Listes'.$J$3:.$J$8])" table:base-cell-address="Modèle_de_fiche_de_registre_(2).B55">
          <table:help-message/>
          <table:error-message table:display="true"/>
        </table:content-validation>
      </table:content-validations>
      <table:table table:name="Liste_des_traitements"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998" table:default-cell-style-name="ce1"/>
        <table:table-column table:style-name="co10" table:number-columns-repeated="15377" table:default-cell-style-name="ce1"/>
        <table:table-row table:style-name="ro1">
          <table:table-cell office:value-type="string" table:number-columns-spanned="1" table:number-rows-spanned="2" table:style-name="ce28">
            <text:p>Coordonnées du responsable de l’organisme</text:p>
            <text:p><text:span text:style-name="T2">(responsable de traitement ou son représentant si le responsable est situé en dehors de l’UE)</text:span></text:p>
          </table:table-cell>
          <table:table-cell office:value-type="string" table:style-name="ce2">
            <text:p>Nom :</text:p>
          </table:table-cell>
          <table:table-cell office:value-type="string" table:style-name="ce3">
            <text:p>Ridick</text:p>
          </table:table-cell>
          <table:table-cell office:value-type="string" table:style-name="ce4">
            <text:p>Prénom :</text:p>
          </table:table-cell>
          <table:table-cell office:value-type="string" table:style-name="ce3">
            <text:p>V</text:p>
          </table:table-cell>
          <table:table-cell office:value-type="string" table:style-name="ce4">
            <text:p>Adresse :</text:p>
          </table:table-cell>
          <table:table-cell office:value-type="string" table:style-name="ce3">
            <text:p>146, Boulevard des airs</text:p>
          </table:table-cell>
          <table:table-cell office:value-type="string" table:style-name="ce4">
            <text:p>Adresse mél :</text:p>
          </table:table-cell>
          <table:table-cell table:style-name="ce5"/>
          <table:table-cell table:number-columns-repeated="16375"/>
        </table:table-row>
        <table:table-row table:style-name="ro2">
          <table:covered-table-cell/>
          <table:table-cell office:value-type="string" table:style-name="ce7">
            <text:p>Code postal :</text:p>
          </table:table-cell>
          <table:table-cell office:value-type="float" office:value="55000" table:style-name="ce8">
            <text:p>55000</text:p>
          </table:table-cell>
          <table:table-cell office:value-type="string" table:style-name="ce9">
            <text:p>Ville :</text:p>
          </table:table-cell>
          <table:table-cell office:value-type="string" table:style-name="ce8">
            <text:p>Metz</text:p>
          </table:table-cell>
          <table:table-cell office:value-type="string" table:style-name="ce9">
            <text:p>Téléphone :</text:p>
          </table:table-cell>
          <table:table-cell office:value-type="float" office:value="654876112" table:style-name="ce8">
            <text:p>654876112</text:p>
          </table:table-cell>
          <table:table-cell table:style-name="ce10"/>
          <table:table-cell table:style-name="ce11"/>
          <table:table-cell table:number-columns-repeated="16375"/>
        </table:table-row>
        <table:table-row table:style-name="ro1">
          <table:table-cell office:value-type="string" table:number-columns-spanned="1" table:number-rows-spanned="2" table:style-name="ce29">
            <text:p>Coordonnées du représentant</text:p>
            <text:p><text:span text:style-name="T2">(responsable de traitement ou son représentant si le responsable est situé en dehors de l’UE)</text:span></text:p>
          </table:table-cell>
          <table:table-cell office:value-type="string" table:style-name="ce2">
            <text:p>Nom :</text:p>
          </table:table-cell>
          <table:table-cell table:style-name="ce3"/>
          <table:table-cell office:value-type="string" table:style-name="ce4">
            <text:p>Prénom :</text:p>
          </table:table-cell>
          <table:table-cell table:style-name="ce3"/>
          <table:table-cell office:value-type="string" table:style-name="ce4">
            <text:p>Adresse :</text:p>
          </table:table-cell>
          <table:table-cell table:style-name="ce3"/>
          <table:table-cell office:value-type="string" table:style-name="ce4">
            <text:p>Adresse mél :</text:p>
          </table:table-cell>
          <table:table-cell table:style-name="ce5"/>
          <table:table-cell table:number-columns-repeated="16375"/>
        </table:table-row>
        <table:table-row table:style-name="ro2">
          <table:covered-table-cell/>
          <table:table-cell office:value-type="string" table:style-name="ce2">
            <text:p>Code postal :</text:p>
          </table:table-cell>
          <table:table-cell table:style-name="ce8"/>
          <table:table-cell office:value-type="string" table:style-name="ce9">
            <text:p>Ville :</text:p>
          </table:table-cell>
          <table:table-cell table:style-name="ce3"/>
          <table:table-cell office:value-type="string" table:style-name="ce9">
            <text:p>Téléphone :</text:p>
          </table:table-cell>
          <table:table-cell table:style-name="ce8"/>
          <table:table-cell table:style-name="ce10"/>
          <table:table-cell table:style-name="ce11"/>
          <table:table-cell table:number-columns-repeated="16375"/>
        </table:table-row>
        <table:table-row table:style-name="ro1">
          <table:table-cell office:value-type="string" table:number-columns-spanned="1" table:number-rows-spanned="2" table:style-name="ce29">
            <text:p>Coordonnées du délégué à la protection des données (DPO)</text:p>
          </table:table-cell>
          <table:table-cell office:value-type="string" table:style-name="ce12">
            <text:p>Nom :</text:p>
          </table:table-cell>
          <table:table-cell table:style-name="ce3"/>
          <table:table-cell office:value-type="string" table:style-name="ce4">
            <text:p>Prénom :</text:p>
          </table:table-cell>
          <table:table-cell table:style-name="ce13"/>
          <table:table-cell office:value-type="string" table:style-name="ce2">
            <text:p>Société (si DPO externe) :</text:p>
          </table:table-cell>
          <table:table-cell table:style-name="ce3"/>
          <table:table-cell office:value-type="string" table:style-name="ce4">
            <text:p>Adresse :</text:p>
          </table:table-cell>
          <table:table-cell table:style-name="ce14"/>
          <table:table-cell table:number-columns-repeated="16375"/>
        </table:table-row>
        <table:table-row table:style-name="ro1">
          <table:covered-table-cell/>
          <table:table-cell office:value-type="string" table:style-name="ce7">
            <text:p>Code postal :</text:p>
          </table:table-cell>
          <table:table-cell table:style-name="ce15"/>
          <table:table-cell office:value-type="string" table:style-name="ce9">
            <text:p>Ville :</text:p>
          </table:table-cell>
          <table:table-cell table:style-name="ce15"/>
          <table:table-cell office:value-type="string" table:style-name="ce9">
            <text:p>Téléphone :</text:p>
          </table:table-cell>
          <table:table-cell table:style-name="ce15"/>
          <table:table-cell office:value-type="string" table:style-name="ce9">
            <text:p>Adresse mél :</text:p>
          </table:table-cell>
          <table:table-cell table:style-name="ce15"/>
          <table:table-cell table:number-columns-repeated="16375"/>
        </table:table-row>
        <table:table-row table:style-name="ro3">
          <table:table-cell office:value-type="string" table:number-columns-spanned="4" table:number-rows-spanned="1" table:style-name="ce30">
            <text:p>Identification du traitement</text:p>
          </table:table-cell>
          <table:covered-table-cell table:number-columns-repeated="3"/>
          <table:table-cell office:value-type="string" table:number-columns-spanned="3" table:number-rows-spanned="1" table:style-name="ce30">
            <text:p>Finalité du traitement</text:p>
          </table:table-cell>
          <table:covered-table-cell table:number-columns-repeated="2"/>
          <table:table-cell office:value-type="string" table:number-columns-spanned="2" table:number-rows-spanned="1" table:style-name="ce31">
            <text:p>Données sensibles ?</text:p>
          </table:table-cell>
          <table:covered-table-cell/>
          <table:table-cell table:number-columns-repeated="16375"/>
        </table:table-row>
        <table:table-row table:style-name="ro4">
          <table:table-cell office:value-type="string" table:style-name="ce16">
            <text:p>Nom du traitement</text:p>
          </table:table-cell>
          <table:table-cell office:value-type="string" table:style-name="ce17">
            <text:p>N° / RÉF</text:p>
          </table:table-cell>
          <table:table-cell office:value-type="string" table:style-name="ce16">
            <text:p>Date de création de la fiche</text:p>
          </table:table-cell>
          <table:table-cell office:value-type="string" table:style-name="ce18">
            <text:p>Dernière mise à jour de la fiche</text:p>
          </table:table-cell>
          <table:table-cell table:number-columns-spanned="3" table:number-rows-spanned="1" table:style-name="ce32"/>
          <table:covered-table-cell table:number-columns-repeated="2"/>
          <table:table-cell office:value-type="string" table:number-columns-spanned="2" table:number-rows-spanned="1" table:style-name="ce33">
            <text:p>Oui/non</text:p>
          </table:table-cell>
          <table:covered-table-cell/>
          <table:table-cell table:number-columns-repeated="16375"/>
        </table:table-row>
        <table:table-row table:style-name="ro5">
          <table:table-cell office:value-type="string" table:style-name="ce19">
            <text:p>Inscritption et modification réservant</text:p>
          </table:table-cell>
          <table:table-cell office:value-type="string" table:style-name="ce20">
            <text:p>R-001</text:p>
          </table:table-cell>
          <table:table-cell office:value-type="date" office:date-value="2022-09-20T00:00:00" table:style-name="ce21">
            <text:p>20/09/2022</text:p>
          </table:table-cell>
          <table:table-cell office:value-type="date" office:date-value="2022-09-20T00:00:00" table:style-name="ce21">
            <text:p>20/09/2022</text:p>
          </table:table-cell>
          <table:table-cell office:value-type="string" table:number-columns-spanned="3" table:number-rows-spanned="1" table:style-name="ce34">
            <text:p>Inscrire et pouvoir modifier les informations d'un réservant<text:s/></text:p>
          </table:table-cell>
          <table:covered-table-cell table:number-columns-repeated="2"/>
          <table:table-cell office:value-type="string" table:number-columns-spanned="2" table:number-rows-spanned="1" table:style-name="ce35">
            <text:p>non</text:p>
          </table:table-cell>
          <table:covered-table-cell/>
          <table:table-cell table:number-columns-repeated="16375"/>
        </table:table-row>
        <table:table-row table:style-name="ro6">
          <table:table-cell office:value-type="string" table:style-name="ce19">
            <text:p>Réservation salle</text:p>
          </table:table-cell>
          <table:table-cell office:value-type="string" table:style-name="ce20">
            <text:p>R-002</text:p>
          </table:table-cell>
          <table:table-cell office:value-type="date" office:date-value="2022-09-20T00:00:00" table:style-name="ce21">
            <text:p>20/09/2022</text:p>
          </table:table-cell>
          <table:table-cell office:value-type="string" table:style-name="ce20">
            <text:p>20/09/2022</text:p>
          </table:table-cell>
          <table:table-cell office:value-type="string" table:number-columns-spanned="3" table:number-rows-spanned="1" table:style-name="ce36">
            <text:p>Réserver une salle</text:p>
          </table:table-cell>
          <table:covered-table-cell table:number-columns-repeated="2"/>
          <table:table-cell office:value-type="string" table:number-columns-spanned="2" table:number-rows-spanned="1" table:style-name="ce35">
            <text:p>non</text:p>
          </table:table-cell>
          <table:covered-table-cell/>
          <table:table-cell table:number-columns-repeated="16375"/>
        </table:table-row>
        <table:table-row table:style-name="ro7">
          <table:table-cell table:style-name="ce22"/>
          <table:table-cell table:style-name="ce23"/>
          <table:table-cell table:style-name="ce24"/>
          <table:table-cell table:style-name="ce23"/>
          <table:table-cell table:number-columns-spanned="3" table:number-rows-spanned="1" table:style-name="ce37"/>
          <table:covered-table-cell table:number-columns-repeated="2"/>
          <table:table-cell table:number-columns-spanned="2" table:number-rows-spanned="1" table:style-name="ce37"/>
          <table:covered-table-cell/>
          <table:table-cell table:number-columns-repeated="16375"/>
        </table:table-row>
        <table:table-row table:style-name="ro7">
          <table:table-cell table:style-name="ce25"/>
          <table:table-cell table:style-name="ce26"/>
          <table:table-cell table:style-name="ce27"/>
          <table:table-cell table:style-name="ce26"/>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16375"/>
        </table:table-row>
        <table:table-row table:style-name="ro7">
          <table:table-cell table:style-name="ce22"/>
          <table:table-cell table:style-name="ce23"/>
          <table:table-cell table:style-name="ce24"/>
          <table:table-cell table:style-name="ce23"/>
          <table:table-cell table:number-columns-spanned="3" table:number-rows-spanned="1" table:style-name="ce37"/>
          <table:covered-table-cell table:number-columns-repeated="2"/>
          <table:table-cell table:number-columns-spanned="2" table:number-rows-spanned="1" table:style-name="ce37"/>
          <table:covered-table-cell/>
          <table:table-cell table:number-columns-repeated="16375"/>
        </table:table-row>
        <table:table-row table:style-name="ro7">
          <table:table-cell table:style-name="ce25"/>
          <table:table-cell table:style-name="ce26"/>
          <table:table-cell table:style-name="ce27"/>
          <table:table-cell table:style-name="ce26"/>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16375"/>
        </table:table-row>
        <table:table-row table:style-name="ro7">
          <table:table-cell table:style-name="ce22"/>
          <table:table-cell table:style-name="ce23"/>
          <table:table-cell table:style-name="ce24"/>
          <table:table-cell table:style-name="ce23"/>
          <table:table-cell table:number-columns-spanned="3" table:number-rows-spanned="1" table:style-name="ce37"/>
          <table:covered-table-cell table:number-columns-repeated="2"/>
          <table:table-cell table:number-columns-spanned="2" table:number-rows-spanned="1" table:style-name="ce37"/>
          <table:covered-table-cell/>
          <table:table-cell table:number-columns-repeated="16375"/>
        </table:table-row>
        <table:table-row table:style-name="ro7">
          <table:table-cell table:style-name="ce25"/>
          <table:table-cell table:style-name="ce26"/>
          <table:table-cell table:style-name="ce27"/>
          <table:table-cell table:style-name="ce26"/>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16375"/>
        </table:table-row>
        <table:table-row table:style-name="ro7">
          <table:table-cell table:style-name="ce22"/>
          <table:table-cell table:style-name="ce23"/>
          <table:table-cell table:style-name="ce24"/>
          <table:table-cell table:style-name="ce23"/>
          <table:table-cell table:number-columns-spanned="3" table:number-rows-spanned="1" table:style-name="ce37"/>
          <table:covered-table-cell table:number-columns-repeated="2"/>
          <table:table-cell table:number-columns-spanned="2" table:number-rows-spanned="1" table:style-name="ce37"/>
          <table:covered-table-cell/>
          <table:table-cell table:number-columns-repeated="16375"/>
        </table:table-row>
        <table:table-row table:style-name="ro7">
          <table:table-cell table:style-name="ce25"/>
          <table:table-cell table:style-name="ce26"/>
          <table:table-cell table:style-name="ce27"/>
          <table:table-cell table:style-name="ce26"/>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16375"/>
        </table:table-row>
        <table:table-row table:style-name="ro7">
          <table:table-cell table:style-name="ce22"/>
          <table:table-cell table:style-name="ce23"/>
          <table:table-cell table:style-name="ce24"/>
          <table:table-cell table:style-name="ce23"/>
          <table:table-cell table:number-columns-spanned="3" table:number-rows-spanned="1" table:style-name="ce37"/>
          <table:covered-table-cell table:number-columns-repeated="2"/>
          <table:table-cell table:number-columns-spanned="2" table:number-rows-spanned="1" table:style-name="ce37"/>
          <table:covered-table-cell/>
          <table:table-cell table:number-columns-repeated="16375"/>
        </table:table-row>
        <table:table-row table:style-name="ro7">
          <table:table-cell table:style-name="ce25"/>
          <table:table-cell table:style-name="ce26"/>
          <table:table-cell table:style-name="ce27"/>
          <table:table-cell table:style-name="ce26"/>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16375"/>
        </table:table-row>
        <table:table-row table:style-name="ro8">
          <table:table-cell table:style-name="ce22"/>
          <table:table-cell table:style-name="ce23"/>
          <table:table-cell table:style-name="ce24"/>
          <table:table-cell table:style-name="ce23"/>
          <table:table-cell table:number-columns-spanned="3" table:number-rows-spanned="1" table:style-name="ce37"/>
          <table:covered-table-cell table:number-columns-repeated="2"/>
          <table:table-cell table:number-columns-spanned="2" table:number-rows-spanned="1" table:style-name="ce37"/>
          <table:covered-table-cell/>
          <table:table-cell table:number-columns-repeated="16375"/>
        </table:table-row>
        <table:table-row table:style-name="ro8">
          <table:table-cell table:style-name="ce25"/>
          <table:table-cell table:style-name="ce26"/>
          <table:table-cell table:style-name="ce27"/>
          <table:table-cell table:style-name="ce26"/>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16375"/>
        </table:table-row>
        <table:table-row table:number-rows-repeated="969" table:style-name="ro8">
          <table:table-cell table:number-columns-repeated="9" table:style-name="ce6"/>
          <table:table-cell table:number-columns-repeated="16375"/>
        </table:table-row>
        <table:table-row table:number-rows-repeated="1047585" table:style-name="ro6">
          <table:table-cell table:number-columns-repeated="16384"/>
        </table:table-row>
      </table:table>
      <table:table table:name="Modèle_de_fiche_de_registre" table:style-name="ta2">
        <table:table-column table:style-name="co11" table:default-cell-style-name="ce1"/>
        <table:table-column table:style-name="co3"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984" table:default-cell-style-name="ce1"/>
        <table:table-column table:style-name="co10" table:number-columns-repeated="15391" table:default-cell-style-name="ce1"/>
        <table:table-row table:style-name="ro9">
          <table:table-cell office:value-type="string" table:style-name="ce39">
            <office:annotation draw:style-name="a0" svg:x="5.55208333333333in" svg:y="0.479166666666667in" svg:width="8.32291666666667in" svg:height="0.791666666666667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0"/>
          <table:table-cell table:style-name="ce41"/>
          <table:table-cell table:number-columns-repeated="16375"/>
        </table:table-row>
        <table:table-row table:style-name="ro10">
          <table:table-cell office:value-type="string" table:style-name="ce42">
            <text:p>Nom du traitement</text:p>
          </table:table-cell>
          <table:table-cell office:value-type="string" table:number-columns-spanned="7" table:number-rows-spanned="1" table:style-name="ce37">
            <text:p>Inscription et modification réservant</text:p>
          </table:table-cell>
          <table:covered-table-cell table:number-columns-repeated="6"/>
          <table:table-cell table:style-name="ce41"/>
          <table:table-cell table:number-columns-repeated="16375"/>
        </table:table-row>
        <table:table-row table:style-name="ro10">
          <table:table-cell office:value-type="string" table:style-name="ce43">
            <text:p>N° / RÉF</text:p>
          </table:table-cell>
          <table:table-cell office:value-type="string" table:number-columns-spanned="7" table:number-rows-spanned="1" table:style-name="ce80">
            <text:p>R-001</text:p>
          </table:table-cell>
          <table:covered-table-cell table:number-columns-repeated="6"/>
          <table:table-cell table:style-name="ce41"/>
          <table:table-cell table:number-columns-repeated="16375"/>
        </table:table-row>
        <table:table-row table:style-name="ro10">
          <table:table-cell office:value-type="string" table:style-name="ce42">
            <text:p>Date de création du traitement</text:p>
          </table:table-cell>
          <table:table-cell office:value-type="date" office:date-value="2022-09-20T00:00:00" table:number-columns-spanned="7" table:number-rows-spanned="1" table:style-name="ce81">
            <text:p>20/09/2022</text:p>
          </table:table-cell>
          <table:covered-table-cell table:number-columns-repeated="6"/>
          <table:table-cell table:style-name="ce41"/>
          <table:table-cell table:number-columns-repeated="16375"/>
        </table:table-row>
        <table:table-row table:style-name="ro10">
          <table:table-cell office:value-type="string" table:style-name="ce45">
            <text:p>Mise à jour du traitement</text:p>
          </table:table-cell>
          <table:table-cell office:value-type="date" office:date-value="2022-09-20T00:00:00" table:number-columns-spanned="7" table:number-rows-spanned="1" table:style-name="ce82">
            <text:p>20/09/2022</text:p>
          </table:table-cell>
          <table:covered-table-cell table:number-columns-repeated="6"/>
          <table:table-cell table:style-name="ce41"/>
          <table:table-cell table:number-columns-repeated="16375"/>
        </table:table-row>
        <table:table-row table:style-name="ro11">
          <table:table-cell table:style-name="ce46"/>
          <table:table-cell table:number-columns-repeated="8" table:style-name="ce41"/>
          <table:table-cell table:number-columns-repeated="16375"/>
        </table:table-row>
        <table:table-row table:style-name="ro12">
          <table:table-cell office:value-type="string" table:style-name="ce39">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1" svg:x="15.5833333333333in" svg:y="2.875in" svg:width="8.34375in" svg:height="0.760416666666667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41"/>
          <table:table-cell table:number-columns-repeated="16375"/>
        </table:table-row>
        <table:table-row table:style-name="ro10">
          <table:table-cell office:value-type="string" table:style-name="ce45">
            <office:annotation draw:style-name="a2" svg:x="5.55208333333333in" svg:y="3.28125in" svg:width="8.32291666666667in" svg:height="1.187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V.Ridick</text:p>
          </table:table-cell>
          <table:table-cell office:value-type="string" table:style-name="ce49">
            <text:p>146, Boulevard des airs</text:p>
          </table:table-cell>
          <table:table-cell office:value-type="string" table:style-name="ce49">
            <text:p>55000</text:p>
          </table:table-cell>
          <table:table-cell office:value-type="string" table:style-name="ce49">
            <text:p>Metz</text:p>
          </table:table-cell>
          <table:table-cell office:value-type="string" table:style-name="ce49">
            <text:p>France</text:p>
          </table:table-cell>
          <table:table-cell office:value-type="string" table:style-name="ce49">
            <text:p>0654876112</text:p>
          </table:table-cell>
          <table:table-cell table:style-name="ce50"/>
          <table:table-cell table:style-name="ce41"/>
          <table:table-cell table:number-columns-repeated="16375"/>
        </table:table-row>
        <table:table-row table:style-name="ro10">
          <table:table-cell office:value-type="string" table:style-name="ce43">
            <text:p>Délégué à la protection des données</text:p>
          </table:table-cell>
          <table:table-cell table:style-name="ce51"/>
          <table:table-cell table:number-columns-repeated="5" table:style-name="ce52"/>
          <table:table-cell table:style-name="ce53"/>
          <table:table-cell table:style-name="ce41"/>
          <table:table-cell table:number-columns-repeated="16375"/>
        </table:table-row>
        <table:table-row table:style-name="ro10">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style-name="ce41"/>
          <table:table-cell table:number-columns-repeated="16375"/>
        </table:table-row>
        <table:table-row table:style-name="ro10">
          <table:table-cell office:value-type="string" table:style-name="ce42">
            <office:annotation draw:style-name="a3" svg:x="5.55208333333333in" svg:y="4.76041666666667in" svg:width="8.32291666666667in" svg:height="1.04166666666667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58"/>
          <table:table-cell table:style-name="ce52"/>
          <table:table-cell table:style-name="ce59"/>
          <table:table-cell table:number-columns-repeated="3" table:style-name="ce52"/>
          <table:table-cell table:style-name="ce44"/>
          <table:table-cell table:style-name="ce41"/>
          <table:table-cell table:number-columns-repeated="16375"/>
        </table:table-row>
        <table:table-row table:style-name="ro10">
          <table:table-cell office:value-type="string" table:style-name="ce45">
            <office:annotation draw:style-name="a4" svg:x="5.55208333333333in" svg:y="5.09375in" svg:width="8.32291666666667in" svg:height="1.04166666666667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style-name="ce41"/>
          <table:table-cell table:number-columns-repeated="16375"/>
        </table:table-row>
        <table:table-row table:style-name="ro11">
          <table:table-cell table:style-name="ce60"/>
          <table:table-cell table:number-columns-repeated="7" table:style-name="ce61"/>
          <table:table-cell table:style-name="ce62"/>
          <table:table-cell table:number-columns-repeated="16375"/>
        </table:table-row>
        <table:table-row table:style-name="ro9">
          <table:table-cell office:value-type="string" table:style-name="ce39">
            <office:annotation draw:style-name="a5" svg:x="5.55208333333333in" svg:y="5.69791666666667in" svg:width="8.32291666666667in" svg:height="1.58333333333333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style-name="ce41"/>
          <table:table-cell table:number-columns-repeated="16375"/>
        </table:table-row>
        <table:table-row table:style-name="ro10">
          <table:table-cell office:value-type="string" table:style-name="ce43">
            <text:p>Finalité principale</text:p>
          </table:table-cell>
          <table:table-cell office:value-type="string" table:number-columns-spanned="7" table:number-rows-spanned="1" table:style-name="ce38">
            <text:p>Structurer l'ensemble des activités visant à modifier les données des réservants</text:p>
          </table:table-cell>
          <table:covered-table-cell table:number-columns-repeated="6"/>
          <table:table-cell table:style-name="ce41"/>
          <table:table-cell table:number-columns-repeated="16375"/>
        </table:table-row>
        <table:table-row table:style-name="ro10">
          <table:table-cell office:value-type="string" table:style-name="ce42">
            <text:p>Sous-finalité 1</text:p>
          </table:table-cell>
          <table:table-cell table:number-columns-spanned="7" table:number-rows-spanned="1" table:style-name="ce37"/>
          <table:covered-table-cell table:number-columns-repeated="6"/>
          <table:table-cell table:style-name="ce41"/>
          <table:table-cell table:number-columns-repeated="16375"/>
        </table:table-row>
        <table:table-row table:style-name="ro10">
          <table:table-cell office:value-type="string" table:style-name="ce42">
            <text:p>Sous-finalité 2</text:p>
          </table:table-cell>
          <table:table-cell table:number-columns-spanned="7" table:number-rows-spanned="1" table:style-name="ce38"/>
          <table:covered-table-cell table:number-columns-repeated="6"/>
          <table:table-cell table:style-name="ce41"/>
          <table:table-cell table:number-columns-repeated="16375"/>
        </table:table-row>
        <table:table-row table:style-name="ro10">
          <table:table-cell office:value-type="string" table:style-name="ce45">
            <text:p>Sous-finalité 3</text:p>
          </table:table-cell>
          <table:table-cell table:number-columns-spanned="7" table:number-rows-spanned="1" table:style-name="ce83"/>
          <table:covered-table-cell table:number-columns-repeated="6"/>
          <table:table-cell table:style-name="ce41"/>
          <table:table-cell table:number-columns-repeated="16375"/>
        </table:table-row>
        <table:table-row table:style-name="ro10">
          <table:table-cell office:value-type="string" table:style-name="ce43">
            <text:p>Sous-finalité 4</text:p>
          </table:table-cell>
          <table:table-cell table:number-columns-spanned="7" table:number-rows-spanned="1" table:style-name="ce38"/>
          <table:covered-table-cell table:number-columns-repeated="6"/>
          <table:table-cell table:style-name="ce41"/>
          <table:table-cell table:number-columns-repeated="16375"/>
        </table:table-row>
        <table:table-row table:style-name="ro10">
          <table:table-cell office:value-type="string" table:style-name="ce42">
            <text:p>Sous-finalité 5</text:p>
          </table:table-cell>
          <table:table-cell table:number-columns-spanned="7" table:number-rows-spanned="1" table:style-name="ce37"/>
          <table:covered-table-cell table:number-columns-repeated="6"/>
          <table:table-cell table:style-name="ce41"/>
          <table:table-cell table:number-columns-repeated="16375"/>
        </table:table-row>
        <table:table-row table:style-name="ro11">
          <table:table-cell table:style-name="ce64"/>
          <table:table-cell table:number-columns-repeated="8" table:style-name="ce41"/>
          <table:table-cell table:number-columns-repeated="16375"/>
        </table:table-row>
        <table:table-row table:style-name="ro9">
          <table:table-cell office:value-type="string" table:style-name="ce65">
            <text:p>Catégories de données personnelles concernées</text:p>
          </table:table-cell>
          <table:table-cell office:value-type="string" table:number-columns-spanned="3" table:number-rows-spanned="1" table:style-name="ce84">
            <text:p>Description</text:p>
          </table:table-cell>
          <table:covered-table-cell table:number-columns-repeated="2"/>
          <table:table-cell office:value-type="string" table:number-columns-spanned="4" table:number-rows-spanned="1" table:style-name="ce85">
            <office:annotation draw:style-name="a6" svg:x="13.875in" svg:y="8.88541666666667in" svg:width="5.9375in" svg:height="1.593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41"/>
          <table:table-cell table:number-columns-repeated="16375"/>
        </table:table-row>
        <table:table-row table:style-name="ro10">
          <table:table-cell office:value-type="string" table:style-name="ce45">
            <text:p>État civil, identité, données d'identification, images…</text:p>
          </table:table-cell>
          <table:table-cell office:value-type="string" table:number-columns-spanned="3" table:number-rows-spanned="1" table:style-name="ce86">
            <text:p>données d'identification</text:p>
          </table:table-cell>
          <table:covered-table-cell table:number-columns-repeated="2"/>
          <table:table-cell office:value-type="string" table:number-columns-spanned="4" table:number-rows-spanned="1" table:style-name="ce87">
            <text:p>2 ans</text:p>
          </table:table-cell>
          <table:covered-table-cell table:number-columns-repeated="3"/>
          <table:table-cell table:style-name="ce41"/>
          <table:table-cell table:number-columns-repeated="16375"/>
        </table:table-row>
        <table:table-row table:style-name="ro10">
          <table:table-cell office:value-type="string" table:style-name="ce45">
            <text:p>Vie personnelle (habitudes de vie, situation familiale, etc.)</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5">
            <text:p>Informations d'ordre économique et financier (revenus, situation financière, situation fiscale, etc.)</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5">
            <text:p>Données de connexion (adress IP, logs, etc.)</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66">
            <text:p>Données de localisation (déplacements, données GPS, GSM, etc.)</text:p>
          </table:table-cell>
          <table:table-cell table:number-columns-spanned="3" table:number-rows-spanned="1" table:style-name="ce89"/>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5">
            <office:annotation draw:style-name="a7" svg:x="5.55208333333333in" svg:y="11.5in" svg:width="8.32291666666667in" svg:height="1.04166666666667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1">
          <table:table-cell table:style-name="ce60"/>
          <table:table-cell table:number-columns-repeated="7" table:style-name="ce61"/>
          <table:table-cell table:style-name="ce41"/>
          <table:table-cell table:number-columns-repeated="16375"/>
        </table:table-row>
        <table:table-row table:style-name="ro9">
          <table:table-cell office:value-type="string" table:style-name="ce65">
            <office:annotation draw:style-name="a8" svg:x="5.55208333333333in" svg:y="12.09375in" svg:width="8.32291666666667in" svg:height="4.375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84">
            <text:p>Description</text:p>
          </table:table-cell>
          <table:covered-table-cell table:number-columns-repeated="2"/>
          <table:table-cell office:value-type="string" table:number-columns-spanned="4" table:number-rows-spanned="1" table:style-name="ce85">
            <office:annotation draw:style-name="a9" svg:x="13.875in" svg:y="12.09375in" svg:width="5.9375in" svg:height="1.593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41"/>
          <table:table-cell table:number-columns-repeated="16375"/>
        </table:table-row>
        <table:table-row table:style-name="ro10">
          <table:table-cell office:value-type="string" table:style-name="ce45">
            <text:p>Données révélant l'origine raciale ou ethnique</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5">
            <text:p>Données révélant les opinions politiques</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5">
            <text:p>Données révélant les convictions religieuses ou philosophiques </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5">
            <text:p>Données révélant l'appartenance syndicale</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5">
            <text:p>Données génétiques</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5">
            <text:p>Données biométriques aux fins d'identifier une personne physique de manière unique</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5">
            <text:p>Données concernant la santé</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5">
            <text:p>Données concernant la vie sexuelle ou l'orientation sexuelle</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5">
            <text:p>Données relatives à des condamnations pénales ou <text:s/>infractions</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1">
          <table:table-cell table:style-name="ce46"/>
          <table:table-cell table:number-columns-repeated="8" table:style-name="ce41"/>
          <table:table-cell table:number-columns-repeated="16375"/>
        </table:table-row>
        <table:table-row table:style-name="ro9">
          <table:table-cell office:value-type="string" table:style-name="ce65">
            <office:annotation draw:style-name="a10" svg:x="5.55208333333333in" svg:y="16.5729166666667in" svg:width="8.32291666666667in" svg:height="0.96875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84">
            <text:p>Description</text:p>
          </table:table-cell>
          <table:covered-table-cell table:number-columns-repeated="2"/>
          <table:table-cell office:value-type="string" table:number-columns-spanned="4" table:number-rows-spanned="1" table:style-name="ce90">
            <text:p>Précisions</text:p>
          </table:table-cell>
          <table:covered-table-cell table:number-columns-repeated="3"/>
          <table:table-cell table:style-name="ce41"/>
          <table:table-cell table:number-columns-repeated="16375"/>
        </table:table-row>
        <table:table-row table:style-name="ro10">
          <table:table-cell office:value-type="string" table:style-name="ce43">
            <text:p>Catégorie de personnes 1</text:p>
          </table:table-cell>
          <table:table-cell office:value-type="string" table:number-columns-spanned="3" table:number-rows-spanned="1" table:content-validation-name="val1" table:style-name="ce91">
            <text:p>Clients</text:p>
          </table:table-cell>
          <table:covered-table-cell table:number-columns-repeated="2"/>
          <table:table-cell office:value-type="string" table:number-columns-spanned="4" table:number-rows-spanned="1" table:style-name="ce92">
            <text:p>adhérent à la M2L</text:p>
          </table:table-cell>
          <table:covered-table-cell table:number-columns-repeated="3"/>
          <table:table-cell table:style-name="ce41"/>
          <table:table-cell table:number-columns-repeated="16375"/>
        </table:table-row>
        <table:table-row table:style-name="ro10">
          <table:table-cell office:value-type="string" table:style-name="ce42">
            <text:p>Catégorie de personnes 2</text:p>
          </table:table-cell>
          <table:table-cell table:number-columns-spanned="3" table:number-rows-spanned="1" table:content-validation-name="val1" table:style-name="ce93"/>
          <table:covered-table-cell table:number-columns-repeated="2"/>
          <table:table-cell table:number-columns-spanned="4" table:number-rows-spanned="1" table:style-name="ce94"/>
          <table:covered-table-cell table:number-columns-repeated="3"/>
          <table:table-cell table:style-name="ce41"/>
          <table:table-cell table:number-columns-repeated="16375"/>
        </table:table-row>
        <table:table-row table:style-name="ro11">
          <table:table-cell table:style-name="ce46"/>
          <table:table-cell table:number-columns-repeated="8" table:style-name="ce41"/>
          <table:table-cell table:number-columns-repeated="16375"/>
        </table:table-row>
        <table:table-row table:style-name="ro9">
          <table:table-cell office:value-type="string" table:style-name="ce65">
            <office:annotation draw:style-name="a11" svg:x="5.55208333333333in" svg:y="18.1145833333333in" svg:width="8.32291666666667in" svg:height="1.15625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95">
            <text:p>Type de destinataire</text:p>
          </table:table-cell>
          <table:covered-table-cell table:number-columns-repeated="2"/>
          <table:table-cell office:value-type="string" table:number-columns-spanned="4" table:number-rows-spanned="1" table:style-name="ce85">
            <text:p>Précisions</text:p>
          </table:table-cell>
          <table:covered-table-cell table:number-columns-repeated="3"/>
          <table:table-cell table:style-name="ce41"/>
          <table:table-cell table:number-columns-repeated="16375"/>
        </table:table-row>
        <table:table-row table:style-name="ro10">
          <table:table-cell office:value-type="string" table:style-name="ce43">
            <text:p>Destinataire 1</text:p>
          </table:table-cell>
          <table:table-cell office:value-type="string" table:number-columns-spanned="3" table:number-rows-spanned="1" table:content-validation-name="val2" table:style-name="ce91">
            <text:p>Sélectionnez un élément dans cette liste déroulante ►</text:p>
          </table:table-cell>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2">
            <text:p>Destinataire 2</text:p>
          </table:table-cell>
          <table:table-cell table:number-columns-spanned="3" table:number-rows-spanned="1" table:content-validation-name="val2"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0">
          <table:table-cell office:value-type="string" table:style-name="ce42">
            <text:p>Destinataire 3</text:p>
          </table:table-cell>
          <table:table-cell table:number-columns-spanned="3" table:number-rows-spanned="1" table:content-validation-name="val2"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45">
            <text:p>Destinataire 4</text:p>
          </table:table-cell>
          <table:table-cell table:number-columns-spanned="3" table:number-rows-spanned="1" table:content-validation-name="val2"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1">
          <table:table-cell table:style-name="ce46"/>
          <table:table-cell table:number-columns-repeated="3" table:style-name="ce67"/>
          <table:table-cell table:number-columns-repeated="5" table:style-name="ce41"/>
          <table:table-cell table:number-columns-repeated="16375"/>
        </table:table-row>
        <table:table-row table:style-name="ro9">
          <table:table-cell office:value-type="string" table:style-name="ce65">
            <office:annotation draw:style-name="a12" svg:x="5.55208333333333in" svg:y="20.46875in" svg:width="8.32291666666667in" svg:height="3.3125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84">
            <text:p>Type de mesure de sécurité</text:p>
          </table:table-cell>
          <table:covered-table-cell table:number-columns-repeated="2"/>
          <table:table-cell office:value-type="string" table:number-columns-spanned="4" table:number-rows-spanned="1" table:style-name="ce90">
            <text:p>Précisions</text:p>
          </table:table-cell>
          <table:covered-table-cell table:number-columns-repeated="3"/>
          <table:table-cell table:style-name="ce41"/>
          <table:table-cell table:number-columns-repeated="16375"/>
        </table:table-row>
        <table:table-row table:style-name="ro10">
          <table:table-cell office:value-type="string" table:style-name="ce45">
            <text:p>Mesure de sécurité 1</text:p>
          </table:table-cell>
          <table:table-cell office:value-type="string" table:number-columns-spanned="3" table:number-rows-spanned="1" table:content-validation-name="val3" table:style-name="ce96">
            <text:p>Sélectionnez un élément dans cette liste déroulante ►</text:p>
          </table:table-cell>
          <table:covered-table-cell table:number-columns-repeated="2"/>
          <table:table-cell table:number-columns-spanned="4" table:number-rows-spanned="1" table:style-name="ce97"/>
          <table:covered-table-cell table:number-columns-repeated="3"/>
          <table:table-cell table:style-name="ce41"/>
          <table:table-cell table:number-columns-repeated="16375"/>
        </table:table-row>
        <table:table-row table:style-name="ro10">
          <table:table-cell office:value-type="string" table:style-name="ce45">
            <text:p>Mesure de sécurité 2</text:p>
          </table:table-cell>
          <table:table-cell table:number-columns-spanned="3" table:number-rows-spanned="1" table:content-validation-name="val3" table:style-name="ce88"/>
          <table:covered-table-cell table:number-columns-repeated="2"/>
          <table:table-cell table:number-columns-spanned="4" table:number-rows-spanned="1" table:style-name="ce83"/>
          <table:covered-table-cell table:number-columns-repeated="3"/>
          <table:table-cell table:style-name="ce41"/>
          <table:table-cell table:number-columns-repeated="16375"/>
        </table:table-row>
        <table:table-row table:style-name="ro10">
          <table:table-cell office:value-type="string" table:style-name="ce66">
            <text:p>Mesure de sécurité 3</text:p>
          </table:table-cell>
          <table:table-cell table:number-columns-spanned="3" table:number-rows-spanned="1" table:content-validation-name="val3" table:style-name="ce86"/>
          <table:covered-table-cell table:number-columns-repeated="2"/>
          <table:table-cell table:number-columns-spanned="4" table:number-rows-spanned="1" table:style-name="ce87"/>
          <table:covered-table-cell table:number-columns-repeated="3"/>
          <table:table-cell table:style-name="ce41"/>
          <table:table-cell table:number-columns-repeated="16375"/>
        </table:table-row>
        <table:table-row table:style-name="ro11">
          <table:table-cell table:style-name="ce68"/>
          <table:table-cell table:content-validation-name="val4" table:style-name="ce69"/>
          <table:table-cell table:number-columns-repeated="2" table:style-name="ce70"/>
          <table:table-cell table:number-columns-repeated="4" table:style-name="ce71"/>
          <table:table-cell table:style-name="ce41"/>
          <table:table-cell table:number-columns-repeated="16375"/>
        </table:table-row>
        <table:table-row table:style-name="ro9">
          <table:table-cell office:value-type="string" table:style-name="ce72">
            <office:annotation draw:style-name="a13" svg:x="5.55208333333333in" svg:y="22.3125in" svg:width="8.32291666666667in" svg:height="2.75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98">
            <text:p>Type de Garanties</text:p>
          </table:table-cell>
          <table:covered-table-cell/>
          <table:table-cell office:value-type="string" table:number-columns-spanned="3" table:number-rows-spanned="1" table:style-name="ce99">
            <text:p>Liens vers la documentation</text:p>
          </table:table-cell>
          <table:covered-table-cell table:number-columns-repeated="2"/>
          <table:table-cell table:style-name="ce41"/>
          <table:table-cell table:number-columns-repeated="16375"/>
        </table:table-row>
        <table:table-row table:style-name="ro9">
          <table:table-cell office:value-type="string" table:style-name="ce43">
            <text:p>Organisme destinataire 1</text:p>
          </table:table-cell>
          <table:table-cell table:style-name="ce74"/>
          <table:table-cell office:value-type="string" table:content-validation-name="val5" table:style-name="ce75">
            <text:p>Sélectionnez un élément dans cette liste déroulante ►</text:p>
          </table:table-cell>
          <table:table-cell office:value-type="string" table:number-columns-spanned="2" table:number-rows-spanned="1" table:content-validation-name="val6" table:style-name="ce100">
            <text:p>Sélectionnez un élément dans cette liste déroulante ►</text:p>
          </table:table-cell>
          <table:covered-table-cell/>
          <table:table-cell table:number-columns-spanned="3" table:number-rows-spanned="1" table:style-name="ce101"/>
          <table:covered-table-cell table:number-columns-repeated="2"/>
          <table:table-cell table:style-name="ce41"/>
          <table:table-cell table:number-columns-repeated="16375"/>
        </table:table-row>
        <table:table-row table:style-name="ro9">
          <table:table-cell office:value-type="string" table:style-name="ce42">
            <text:p>Organisme destinataire 2</text:p>
          </table:table-cell>
          <table:table-cell table:style-name="ce76"/>
          <table:table-cell table:content-validation-name="val5" table:style-name="ce77"/>
          <table:table-cell table:number-columns-spanned="2" table:number-rows-spanned="1" table:content-validation-name="val6" table:style-name="ce88"/>
          <table:covered-table-cell/>
          <table:table-cell table:number-columns-spanned="3" table:number-rows-spanned="1" table:style-name="ce102"/>
          <table:covered-table-cell table:number-columns-repeated="2"/>
          <table:table-cell table:style-name="ce41"/>
          <table:table-cell table:number-columns-repeated="16375"/>
        </table:table-row>
        <table:table-row table:style-name="ro9">
          <table:table-cell office:value-type="string" table:style-name="ce43">
            <text:p>Organisme destinataire 3</text:p>
          </table:table-cell>
          <table:table-cell table:style-name="ce74"/>
          <table:table-cell table:content-validation-name="val5" table:style-name="ce78"/>
          <table:table-cell table:number-columns-spanned="2" table:number-rows-spanned="1" table:content-validation-name="val6" table:style-name="ce86"/>
          <table:covered-table-cell/>
          <table:table-cell table:number-columns-spanned="3" table:number-rows-spanned="1" table:style-name="ce101"/>
          <table:covered-table-cell table:number-columns-repeated="2"/>
          <table:table-cell table:style-name="ce41"/>
          <table:table-cell table:number-columns-repeated="16375"/>
        </table:table-row>
        <table:table-row table:style-name="ro9">
          <table:table-cell office:value-type="string" table:style-name="ce42">
            <text:p>Organisme destinataire 4</text:p>
          </table:table-cell>
          <table:table-cell table:style-name="ce76"/>
          <table:table-cell table:content-validation-name="val5" table:style-name="ce77"/>
          <table:table-cell table:number-columns-spanned="2" table:number-rows-spanned="1" table:content-validation-name="val6" table:style-name="ce88"/>
          <table:covered-table-cell/>
          <table:table-cell table:number-columns-spanned="2" table:number-rows-spanned="1" table:style-name="ce88"/>
          <table:covered-table-cell/>
          <table:table-cell table:style-name="ce79"/>
          <table:table-cell table:style-name="ce41"/>
          <table:table-cell table:number-columns-repeated="16375"/>
        </table:table-row>
        <table:table-row table:number-rows-repeated="200" table:style-name="ro11">
          <table:table-cell table:number-columns-repeated="9" table:style-name="ce6"/>
          <table:table-cell table:number-columns-repeated="16375"/>
        </table:table-row>
        <table:table-row table:number-rows-repeated="738" table:style-name="ro8">
          <table:table-cell table:number-columns-repeated="9" table:style-name="ce6"/>
          <table:table-cell table:number-columns-repeated="16375"/>
        </table:table-row>
        <table:table-row table:number-rows-repeated="1047578" table:style-name="ro6">
          <table:table-cell table:number-columns-repeated="16384"/>
        </table:table-row>
      </table:table>
      <table:table table:name="Modèle_de_fiche_de_registre_(2)" table:style-name="ta2">
        <table:table-column table:style-name="co19" table:default-cell-style-name="ce1"/>
        <table:table-column table:style-name="co9" table:default-cell-style-name="ce1"/>
        <table:table-column table:style-name="co20" table:default-cell-style-name="ce1"/>
        <table:table-column table:style-name="co2" table:default-cell-style-name="ce1"/>
        <table:table-column table:style-name="co21" table:default-cell-style-name="ce1"/>
        <table:table-column table:style-name="co22" table:default-cell-style-name="ce1"/>
        <table:table-column table:style-name="co3" table:default-cell-style-name="ce1"/>
        <table:table-column table:style-name="co17" table:default-cell-style-name="ce1"/>
        <table:table-column table:style-name="co9" table:number-columns-repeated="940" table:default-cell-style-name="ce1"/>
        <table:table-column table:style-name="co10" table:number-columns-repeated="15436" table:default-cell-style-name="ce1"/>
        <table:table-row table:style-name="ro9">
          <table:table-cell office:value-type="string" table:style-name="ce39">
            <office:annotation draw:style-name="a14" svg:x="5.34375in" svg:y="0.46875in" svg:width="7.96875in" svg:height="0.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0"/>
          <table:table-cell table:number-columns-repeated="16376"/>
        </table:table-row>
        <table:table-row table:style-name="ro10">
          <table:table-cell office:value-type="string" table:style-name="ce42">
            <text:p>Nom du traitement</text:p>
          </table:table-cell>
          <table:table-cell office:value-type="string" table:number-columns-spanned="7" table:number-rows-spanned="1" table:style-name="ce37">
            <text:p>Réservation salle</text:p>
          </table:table-cell>
          <table:covered-table-cell table:number-columns-repeated="6"/>
          <table:table-cell table:number-columns-repeated="16376"/>
        </table:table-row>
        <table:table-row table:style-name="ro10">
          <table:table-cell office:value-type="string" table:style-name="ce43">
            <text:p>N° / RÉF</text:p>
          </table:table-cell>
          <table:table-cell office:value-type="string" table:number-columns-spanned="7" table:number-rows-spanned="1" table:style-name="ce80">
            <text:p>R-002</text:p>
          </table:table-cell>
          <table:covered-table-cell table:number-columns-repeated="6"/>
          <table:table-cell table:number-columns-repeated="16376"/>
        </table:table-row>
        <table:table-row table:style-name="ro10">
          <table:table-cell office:value-type="string" table:style-name="ce42">
            <text:p>Date de création du traitement</text:p>
          </table:table-cell>
          <table:table-cell office:value-type="date" office:date-value="2022-09-20T00:00:00" table:number-columns-spanned="7" table:number-rows-spanned="1" table:style-name="ce81">
            <text:p>20/09/2022</text:p>
          </table:table-cell>
          <table:covered-table-cell table:number-columns-repeated="6"/>
          <table:table-cell table:number-columns-repeated="16376"/>
        </table:table-row>
        <table:table-row table:style-name="ro10">
          <table:table-cell office:value-type="string" table:style-name="ce45">
            <text:p>Mise à jour du traitement</text:p>
          </table:table-cell>
          <table:table-cell office:value-type="date" office:date-value="2022-09-20T00:00:00" table:number-columns-spanned="7" table:number-rows-spanned="1" table:style-name="ce82">
            <text:p>20/09/2022</text:p>
          </table:table-cell>
          <table:covered-table-cell table:number-columns-repeated="6"/>
          <table:table-cell table:number-columns-repeated="16376"/>
        </table:table-row>
        <table:table-row table:style-name="ro11">
          <table:table-cell table:style-name="ce46"/>
          <table:table-cell table:number-columns-repeated="7" table:style-name="ce41"/>
          <table:table-cell table:number-columns-repeated="16376"/>
        </table:table-row>
        <table:table-row table:style-name="ro12">
          <table:table-cell office:value-type="string" table:style-name="ce39">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15" svg:x="14.90625in" svg:y="2.8125in" svg:width="8.22916666666667in" svg:height="0.708333333333333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number-columns-repeated="16376"/>
        </table:table-row>
        <table:table-row table:style-name="ro10">
          <table:table-cell office:value-type="string" table:style-name="ce45">
            <office:annotation draw:style-name="a16" svg:x="5.34375in" svg:y="3.20833333333333in" svg:width="7.96875in" svg:height="1.14583333333333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V.Ridick</text:p>
          </table:table-cell>
          <table:table-cell office:value-type="string" table:style-name="ce49">
            <text:p>146, Boulevard des airs</text:p>
          </table:table-cell>
          <table:table-cell office:value-type="string" table:style-name="ce49">
            <text:p>55000</text:p>
          </table:table-cell>
          <table:table-cell office:value-type="string" table:style-name="ce49">
            <text:p>Metz</text:p>
          </table:table-cell>
          <table:table-cell office:value-type="string" table:style-name="ce49">
            <text:p>France</text:p>
          </table:table-cell>
          <table:table-cell office:value-type="string" table:style-name="ce49">
            <text:p>0654876112</text:p>
          </table:table-cell>
          <table:table-cell table:style-name="ce50"/>
          <table:table-cell table:number-columns-repeated="16376"/>
        </table:table-row>
        <table:table-row table:style-name="ro10">
          <table:table-cell office:value-type="string" table:style-name="ce43">
            <text:p>Délégué à la protection des données</text:p>
          </table:table-cell>
          <table:table-cell table:style-name="ce51"/>
          <table:table-cell table:number-columns-repeated="5" table:style-name="ce52"/>
          <table:table-cell table:style-name="ce53"/>
          <table:table-cell table:number-columns-repeated="16376"/>
        </table:table-row>
        <table:table-row table:style-name="ro10">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6376"/>
        </table:table-row>
        <table:table-row table:style-name="ro10">
          <table:table-cell office:value-type="string" table:style-name="ce42">
            <office:annotation draw:style-name="a17" svg:x="5.34375in" svg:y="4.63541666666667in" svg:width="7.96875in" svg:height="1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58"/>
          <table:table-cell table:style-name="ce52"/>
          <table:table-cell table:style-name="ce59"/>
          <table:table-cell table:number-columns-repeated="3" table:style-name="ce52"/>
          <table:table-cell table:style-name="ce44"/>
          <table:table-cell table:number-columns-repeated="16376"/>
        </table:table-row>
        <table:table-row table:style-name="ro10">
          <table:table-cell office:value-type="string" table:style-name="ce45">
            <office:annotation draw:style-name="a18" svg:x="5.34375in" svg:y="4.97916666666667in" svg:width="7.96875in" svg:height="1.01041666666667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6376"/>
        </table:table-row>
        <table:table-row table:style-name="ro11">
          <table:table-cell table:style-name="ce60"/>
          <table:table-cell table:number-columns-repeated="7" table:style-name="ce61"/>
          <table:table-cell table:number-columns-repeated="16376"/>
        </table:table-row>
        <table:table-row table:style-name="ro9">
          <table:table-cell office:value-type="string" table:style-name="ce39">
            <office:annotation draw:style-name="a19" svg:x="5.34375in" svg:y="5.54166666666667in" svg:width="7.96875in" svg:height="1.562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6376"/>
        </table:table-row>
        <table:table-row table:style-name="ro10">
          <table:table-cell office:value-type="string" table:style-name="ce43">
            <text:p>Finalité principale</text:p>
          </table:table-cell>
          <table:table-cell office:value-type="string" table:number-columns-spanned="7" table:number-rows-spanned="1" table:style-name="ce38">
            <text:p>réserver une salle</text:p>
          </table:table-cell>
          <table:covered-table-cell table:number-columns-repeated="6"/>
          <table:table-cell table:number-columns-repeated="16376"/>
        </table:table-row>
        <table:table-row table:style-name="ro10">
          <table:table-cell office:value-type="string" table:style-name="ce42">
            <text:p>Sous-finalité 1</text:p>
          </table:table-cell>
          <table:table-cell table:number-columns-spanned="7" table:number-rows-spanned="1" table:style-name="ce37"/>
          <table:covered-table-cell table:number-columns-repeated="6"/>
          <table:table-cell table:number-columns-repeated="16376"/>
        </table:table-row>
        <table:table-row table:style-name="ro10">
          <table:table-cell office:value-type="string" table:style-name="ce42">
            <text:p>Sous-finalité 2</text:p>
          </table:table-cell>
          <table:table-cell table:number-columns-spanned="7" table:number-rows-spanned="1" table:style-name="ce38"/>
          <table:covered-table-cell table:number-columns-repeated="6"/>
          <table:table-cell table:number-columns-repeated="16376"/>
        </table:table-row>
        <table:table-row table:style-name="ro10">
          <table:table-cell office:value-type="string" table:style-name="ce45">
            <text:p>Sous-finalité 3</text:p>
          </table:table-cell>
          <table:table-cell table:number-columns-spanned="7" table:number-rows-spanned="1" table:style-name="ce83"/>
          <table:covered-table-cell table:number-columns-repeated="6"/>
          <table:table-cell table:number-columns-repeated="16376"/>
        </table:table-row>
        <table:table-row table:style-name="ro10">
          <table:table-cell office:value-type="string" table:style-name="ce43">
            <text:p>Sous-finalité 4</text:p>
          </table:table-cell>
          <table:table-cell table:number-columns-spanned="7" table:number-rows-spanned="1" table:style-name="ce38"/>
          <table:covered-table-cell table:number-columns-repeated="6"/>
          <table:table-cell table:number-columns-repeated="16376"/>
        </table:table-row>
        <table:table-row table:style-name="ro10">
          <table:table-cell office:value-type="string" table:style-name="ce42">
            <text:p>Sous-finalité 5</text:p>
          </table:table-cell>
          <table:table-cell table:number-columns-spanned="7" table:number-rows-spanned="1" table:style-name="ce37"/>
          <table:covered-table-cell table:number-columns-repeated="6"/>
          <table:table-cell table:number-columns-repeated="16376"/>
        </table:table-row>
        <table:table-row table:style-name="ro11">
          <table:table-cell table:style-name="ce64"/>
          <table:table-cell table:number-columns-repeated="7" table:style-name="ce41"/>
          <table:table-cell table:number-columns-repeated="16376"/>
        </table:table-row>
        <table:table-row table:style-name="ro9">
          <table:table-cell office:value-type="string" table:style-name="ce65">
            <text:p>Catégories de données personnelles concernées</text:p>
          </table:table-cell>
          <table:table-cell office:value-type="string" table:number-columns-spanned="3" table:number-rows-spanned="1" table:style-name="ce84">
            <text:p>Description</text:p>
          </table:table-cell>
          <table:covered-table-cell table:number-columns-repeated="2"/>
          <table:table-cell office:value-type="string" table:number-columns-spanned="4" table:number-rows-spanned="1" table:style-name="ce85">
            <office:annotation draw:style-name="a20" svg:x="13.3229166666667in" svg:y="8.69791666666667in" svg:width="5.8125in" svg:height="1.562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6376"/>
        </table:table-row>
        <table:table-row table:style-name="ro10">
          <table:table-cell office:value-type="string" table:style-name="ce45">
            <text:p>État civil, identité, données d'identification, images…</text:p>
          </table:table-cell>
          <table:table-cell office:value-type="string" table:number-columns-spanned="3" table:number-rows-spanned="1" table:style-name="ce86">
            <text:p><text:s/>nom et type de la salle, surface en m², capacité d'accueil et prix de location</text:p>
          </table:table-cell>
          <table:covered-table-cell table:number-columns-repeated="2"/>
          <table:table-cell office:value-type="string" table:number-columns-spanned="4" table:number-rows-spanned="1" table:style-name="ce87">
            <text:p>2 ans</text:p>
          </table:table-cell>
          <table:covered-table-cell table:number-columns-repeated="3"/>
          <table:table-cell table:number-columns-repeated="16376"/>
        </table:table-row>
        <table:table-row table:style-name="ro10">
          <table:table-cell office:value-type="string" table:style-name="ce45">
            <text:p>Vie personnelle (habitudes de vie, situation familiale, etc.)</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5">
            <text:p>Informations d'ordre économique et financier (revenus, situation financière, situation fiscale, etc.)</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5">
            <text:p>Données de connexion (adress IP, logs, etc.)</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66">
            <text:p>Données de localisation (déplacements, données GPS, GSM, etc.)</text:p>
          </table:table-cell>
          <table:table-cell table:number-columns-spanned="3" table:number-rows-spanned="1" table:style-name="ce89"/>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5">
            <office:annotation draw:style-name="a21" svg:x="5.34375in" svg:y="11.2708333333333in" svg:width="7.96875in" svg:height="1.02083333333333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1">
          <table:table-cell table:style-name="ce60"/>
          <table:table-cell table:number-columns-repeated="7" table:style-name="ce61"/>
          <table:table-cell table:number-columns-repeated="16376"/>
        </table:table-row>
        <table:table-row table:style-name="ro9">
          <table:table-cell office:value-type="string" table:style-name="ce65">
            <office:annotation draw:style-name="a22" svg:x="5.34375in" svg:y="11.8333333333333in" svg:width="7.96875in" svg:height="4.27083333333333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84">
            <text:p>Description</text:p>
          </table:table-cell>
          <table:covered-table-cell table:number-columns-repeated="2"/>
          <table:table-cell office:value-type="string" table:number-columns-spanned="4" table:number-rows-spanned="1" table:style-name="ce85">
            <office:annotation draw:style-name="a23" svg:x="13.3229166666667in" svg:y="11.8333333333333in" svg:width="5.8125in" svg:height="1.5312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6376"/>
        </table:table-row>
        <table:table-row table:style-name="ro10">
          <table:table-cell office:value-type="string" table:style-name="ce45">
            <text:p>Données révélant l'origine raciale ou ethnique</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5">
            <text:p>Données révélant les opinions politiques</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5">
            <text:p>Données révélant les convictions religieuses ou philosophiques </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5">
            <text:p>Données révélant l'appartenance syndicale</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5">
            <text:p>Données génétiques</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5">
            <text:p>Données biométriques aux fins d'identifier une personne physique de manière unique</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5">
            <text:p>Données concernant la santé</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5">
            <text:p>Données concernant la vie sexuelle ou l'orientation sexuelle</text:p>
          </table:table-cell>
          <table:table-cell table:number-columns-spanned="3" table:number-rows-spanned="1"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5">
            <text:p>Données relatives à des condamnations pénales ou <text:s/>infractions</text:p>
          </table:table-cell>
          <table:table-cell table:number-columns-spanned="3" table:number-rows-spanned="1"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1">
          <table:table-cell table:style-name="ce46"/>
          <table:table-cell table:number-columns-repeated="7" table:style-name="ce41"/>
          <table:table-cell table:number-columns-repeated="16376"/>
        </table:table-row>
        <table:table-row table:style-name="ro9">
          <table:table-cell office:value-type="string" table:style-name="ce65">
            <office:annotation draw:style-name="a24" svg:x="5.34375in" svg:y="16.2083333333333in" svg:width="7.96875in" svg:height="0.958333333333333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84">
            <text:p>Description</text:p>
          </table:table-cell>
          <table:covered-table-cell table:number-columns-repeated="2"/>
          <table:table-cell office:value-type="string" table:number-columns-spanned="4" table:number-rows-spanned="1" table:style-name="ce90">
            <text:p>Précisions</text:p>
          </table:table-cell>
          <table:covered-table-cell table:number-columns-repeated="3"/>
          <table:table-cell table:number-columns-repeated="16376"/>
        </table:table-row>
        <table:table-row table:style-name="ro10">
          <table:table-cell office:value-type="string" table:style-name="ce43">
            <text:p>Catégorie de personnes 1</text:p>
          </table:table-cell>
          <table:table-cell office:value-type="string" table:number-columns-spanned="3" table:number-rows-spanned="1" table:content-validation-name="val9" table:style-name="ce91">
            <text:p>Clients</text:p>
          </table:table-cell>
          <table:covered-table-cell table:number-columns-repeated="2"/>
          <table:table-cell office:value-type="string" table:number-columns-spanned="4" table:number-rows-spanned="1" table:style-name="ce92">
            <text:p>adhérent à la M2L</text:p>
          </table:table-cell>
          <table:covered-table-cell table:number-columns-repeated="3"/>
          <table:table-cell table:number-columns-repeated="16376"/>
        </table:table-row>
        <table:table-row table:style-name="ro10">
          <table:table-cell office:value-type="string" table:style-name="ce42">
            <text:p>Catégorie de personnes 2</text:p>
          </table:table-cell>
          <table:table-cell table:number-columns-spanned="3" table:number-rows-spanned="1" table:content-validation-name="val9" table:style-name="ce93"/>
          <table:covered-table-cell table:number-columns-repeated="2"/>
          <table:table-cell table:number-columns-spanned="4" table:number-rows-spanned="1" table:style-name="ce94"/>
          <table:covered-table-cell table:number-columns-repeated="3"/>
          <table:table-cell table:number-columns-repeated="16376"/>
        </table:table-row>
        <table:table-row table:style-name="ro11">
          <table:table-cell table:style-name="ce46"/>
          <table:table-cell table:number-columns-repeated="7" table:style-name="ce41"/>
          <table:table-cell table:number-columns-repeated="16376"/>
        </table:table-row>
        <table:table-row table:style-name="ro9">
          <table:table-cell office:value-type="string" table:style-name="ce65">
            <office:annotation draw:style-name="a25" svg:x="5.34375in" svg:y="17.7291666666667in" svg:width="7.96875in" svg:height="1.11458333333333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95">
            <text:p>Type de destinataire</text:p>
          </table:table-cell>
          <table:covered-table-cell table:number-columns-repeated="2"/>
          <table:table-cell office:value-type="string" table:number-columns-spanned="4" table:number-rows-spanned="1" table:style-name="ce85">
            <text:p>Précisions</text:p>
          </table:table-cell>
          <table:covered-table-cell table:number-columns-repeated="3"/>
          <table:table-cell table:number-columns-repeated="16376"/>
        </table:table-row>
        <table:table-row table:style-name="ro10">
          <table:table-cell office:value-type="string" table:style-name="ce43">
            <text:p>Destinataire 1</text:p>
          </table:table-cell>
          <table:table-cell office:value-type="string" table:number-columns-spanned="3" table:number-rows-spanned="1" table:content-validation-name="val8" table:style-name="ce91">
            <text:p>Sélectionnez un élément dans cette liste déroulante ►</text:p>
          </table:table-cell>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2">
            <text:p>Destinataire 2</text:p>
          </table:table-cell>
          <table:table-cell table:number-columns-spanned="3" table:number-rows-spanned="1" table:content-validation-name="val8"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0">
          <table:table-cell office:value-type="string" table:style-name="ce42">
            <text:p>Destinataire 3</text:p>
          </table:table-cell>
          <table:table-cell table:number-columns-spanned="3" table:number-rows-spanned="1" table:content-validation-name="val8"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45">
            <text:p>Destinataire 4</text:p>
          </table:table-cell>
          <table:table-cell table:number-columns-spanned="3" table:number-rows-spanned="1" table:content-validation-name="val8"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1">
          <table:table-cell table:style-name="ce46"/>
          <table:table-cell table:number-columns-repeated="3" table:style-name="ce67"/>
          <table:table-cell table:number-columns-repeated="4" table:style-name="ce41"/>
          <table:table-cell table:number-columns-repeated="16376"/>
        </table:table-row>
        <table:table-row table:style-name="ro9">
          <table:table-cell office:value-type="string" table:style-name="ce65">
            <office:annotation draw:style-name="a26" svg:x="5.34375in" svg:y="20.03125in" svg:width="7.96875in" svg:height="3.20833333333333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84">
            <text:p>Type de mesure de sécurité</text:p>
          </table:table-cell>
          <table:covered-table-cell table:number-columns-repeated="2"/>
          <table:table-cell office:value-type="string" table:number-columns-spanned="4" table:number-rows-spanned="1" table:style-name="ce90">
            <text:p>Précisions</text:p>
          </table:table-cell>
          <table:covered-table-cell table:number-columns-repeated="3"/>
          <table:table-cell table:number-columns-repeated="16376"/>
        </table:table-row>
        <table:table-row table:style-name="ro10">
          <table:table-cell office:value-type="string" table:style-name="ce45">
            <text:p>Mesure de sécurité 1</text:p>
          </table:table-cell>
          <table:table-cell office:value-type="string" table:number-columns-spanned="3" table:number-rows-spanned="1" table:content-validation-name="val7" table:style-name="ce96">
            <text:p>Sélectionnez un élément dans cette liste déroulante ►</text:p>
          </table:table-cell>
          <table:covered-table-cell table:number-columns-repeated="2"/>
          <table:table-cell table:number-columns-spanned="4" table:number-rows-spanned="1" table:style-name="ce97"/>
          <table:covered-table-cell table:number-columns-repeated="3"/>
          <table:table-cell table:number-columns-repeated="16376"/>
        </table:table-row>
        <table:table-row table:style-name="ro10">
          <table:table-cell office:value-type="string" table:style-name="ce45">
            <text:p>Mesure de sécurité 2</text:p>
          </table:table-cell>
          <table:table-cell table:number-columns-spanned="3" table:number-rows-spanned="1" table:content-validation-name="val7" table:style-name="ce88"/>
          <table:covered-table-cell table:number-columns-repeated="2"/>
          <table:table-cell table:number-columns-spanned="4" table:number-rows-spanned="1" table:style-name="ce83"/>
          <table:covered-table-cell table:number-columns-repeated="3"/>
          <table:table-cell table:number-columns-repeated="16376"/>
        </table:table-row>
        <table:table-row table:style-name="ro10">
          <table:table-cell office:value-type="string" table:style-name="ce66">
            <text:p>Mesure de sécurité 3</text:p>
          </table:table-cell>
          <table:table-cell table:number-columns-spanned="3" table:number-rows-spanned="1" table:content-validation-name="val7" table:style-name="ce86"/>
          <table:covered-table-cell table:number-columns-repeated="2"/>
          <table:table-cell table:number-columns-spanned="4" table:number-rows-spanned="1" table:style-name="ce87"/>
          <table:covered-table-cell table:number-columns-repeated="3"/>
          <table:table-cell table:number-columns-repeated="16376"/>
        </table:table-row>
        <table:table-row table:style-name="ro11">
          <table:table-cell table:style-name="ce68"/>
          <table:table-cell table:content-validation-name="val12" table:style-name="ce69"/>
          <table:table-cell table:number-columns-repeated="2" table:style-name="ce70"/>
          <table:table-cell table:number-columns-repeated="4" table:style-name="ce71"/>
          <table:table-cell table:number-columns-repeated="16376"/>
        </table:table-row>
        <table:table-row table:style-name="ro9">
          <table:table-cell office:value-type="string" table:style-name="ce72">
            <office:annotation draw:style-name="a27" svg:x="5.34375in" svg:y="21.8229166666667in" svg:width="7.96875in" svg:height="2.63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98">
            <text:p>Type de Garanties</text:p>
          </table:table-cell>
          <table:covered-table-cell/>
          <table:table-cell office:value-type="string" table:number-columns-spanned="3" table:number-rows-spanned="1" table:style-name="ce99">
            <text:p>Liens vers la documentation</text:p>
          </table:table-cell>
          <table:covered-table-cell table:number-columns-repeated="2"/>
          <table:table-cell table:number-columns-repeated="16376"/>
        </table:table-row>
        <table:table-row table:style-name="ro9">
          <table:table-cell office:value-type="string" table:style-name="ce43">
            <text:p>Organisme destinataire 1</text:p>
          </table:table-cell>
          <table:table-cell table:style-name="ce74"/>
          <table:table-cell office:value-type="string" table:content-validation-name="val11" table:style-name="ce75">
            <text:p>Sélectionnez un élément dans cette liste déroulante ►</text:p>
          </table:table-cell>
          <table:table-cell office:value-type="string" table:number-columns-spanned="2" table:number-rows-spanned="1" table:content-validation-name="val10" table:style-name="ce100">
            <text:p>Sélectionnez un élément dans cette liste déroulante ►</text:p>
          </table:table-cell>
          <table:covered-table-cell/>
          <table:table-cell table:number-columns-spanned="3" table:number-rows-spanned="1" table:style-name="ce101"/>
          <table:covered-table-cell table:number-columns-repeated="2"/>
          <table:table-cell table:number-columns-repeated="16376"/>
        </table:table-row>
        <table:table-row table:style-name="ro9">
          <table:table-cell office:value-type="string" table:style-name="ce42">
            <text:p>Organisme destinataire 2</text:p>
          </table:table-cell>
          <table:table-cell table:style-name="ce76"/>
          <table:table-cell table:content-validation-name="val11" table:style-name="ce77"/>
          <table:table-cell table:number-columns-spanned="2" table:number-rows-spanned="1" table:content-validation-name="val10" table:style-name="ce88"/>
          <table:covered-table-cell/>
          <table:table-cell table:number-columns-spanned="3" table:number-rows-spanned="1" table:style-name="ce102"/>
          <table:covered-table-cell table:number-columns-repeated="2"/>
          <table:table-cell table:number-columns-repeated="16376"/>
        </table:table-row>
        <table:table-row table:style-name="ro9">
          <table:table-cell office:value-type="string" table:style-name="ce43">
            <text:p>Organisme destinataire 3</text:p>
          </table:table-cell>
          <table:table-cell table:style-name="ce74"/>
          <table:table-cell table:content-validation-name="val11" table:style-name="ce78"/>
          <table:table-cell table:number-columns-spanned="2" table:number-rows-spanned="1" table:content-validation-name="val10" table:style-name="ce86"/>
          <table:covered-table-cell/>
          <table:table-cell table:number-columns-spanned="3" table:number-rows-spanned="1" table:style-name="ce101"/>
          <table:covered-table-cell table:number-columns-repeated="2"/>
          <table:table-cell table:number-columns-repeated="16376"/>
        </table:table-row>
        <table:table-row table:style-name="ro9">
          <table:table-cell office:value-type="string" table:style-name="ce42">
            <text:p>Organisme destinataire 4</text:p>
          </table:table-cell>
          <table:table-cell table:style-name="ce76"/>
          <table:table-cell table:content-validation-name="val11" table:style-name="ce77"/>
          <table:table-cell table:number-columns-spanned="2" table:number-rows-spanned="1" table:content-validation-name="val10" table:style-name="ce88"/>
          <table:covered-table-cell/>
          <table:table-cell table:number-columns-spanned="2" table:number-rows-spanned="1" table:style-name="ce88"/>
          <table:covered-table-cell/>
          <table:table-cell table:style-name="ce79"/>
          <table:table-cell table:number-columns-repeated="16376"/>
        </table:table-row>
        <table:table-row table:number-rows-repeated="200" table:style-name="ro11">
          <table:table-cell table:number-columns-repeated="8" table:style-name="ce6"/>
          <table:table-cell table:number-columns-repeated="16376"/>
        </table:table-row>
        <table:table-row table:number-rows-repeated="738" table:style-name="ro8">
          <table:table-cell table:number-columns-repeated="8" table:style-name="ce6"/>
          <table:table-cell table:number-columns-repeated="16376"/>
        </table:table-row>
        <table:table-row table:number-rows-repeated="1047578" table:style-name="ro6">
          <table:table-cell table:number-columns-repeated="16384"/>
        </table:table-row>
        <table:named-expressions>
          <table:named-expression table:name="Destinataires" table:expression="of:=[.#REF!]" table:base-cell-address="Liste_des_traitements.$A$1"/>
          <table:named-expression table:name="Garanties" table:expression="of:=[.#REF!]" table:base-cell-address="Liste_des_traitements.$A$1"/>
          <table:named-expression table:name="Mesures_Sécurité" table:expression="of:=[.#REF!]" table:base-cell-address="Liste_des_traitements.$A$1"/>
          <table:named-expression table:name="Pays_Hors_UE" table:expression="of:=[.#REF!]" table:base-cell-address="Liste_des_traitements.$A$1"/>
          <table:named-expression table:name="Personnes" table:expression="of:=[.#REF!]" table:base-cell-address="Liste_des_traitements.$A$1"/>
        </table:named-expressions>
      </table:table>
      <table:table table:name="5_-_Listes" table:style-name="ta3">
        <table:table-column table:style-name="co23" table:default-cell-style-name="ce1"/>
        <table:table-column table:style-name="co10" table:default-cell-style-name="ce1"/>
        <table:table-column table:style-name="co24" table:default-cell-style-name="ce1"/>
        <table:table-column table:style-name="co25"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29" table:default-cell-style-name="ce1"/>
        <table:table-column table:style-name="co10" table:default-cell-style-name="ce1"/>
        <table:table-column table:style-name="co30" table:default-cell-style-name="ce1"/>
        <table:table-column table:style-name="co15" table:number-columns-repeated="14" table:default-cell-style-name="ce1"/>
        <table:table-column table:style-name="co9" table:number-columns-repeated="998" table:default-cell-style-name="ce1"/>
        <table:table-column table:style-name="co10" table:number-columns-repeated="15360" table:default-cell-style-name="ce1"/>
        <table:table-row table:style-name="ro7">
          <table:table-cell office:value-type="string" table:style-name="ce103">
            <text:p>Garanties</text:p>
          </table:table-cell>
          <table:table-cell table:style-name="ce103"/>
          <table:table-cell office:value-type="string" table:style-name="ce103">
            <text:p>Pays</text:p>
          </table:table-cell>
          <table:table-cell office:value-type="string" table:style-name="ce103">
            <text:p>Zone</text:p>
          </table:table-cell>
          <table:table-cell table:style-name="ce103"/>
          <table:table-cell office:value-type="string" table:style-name="ce103">
            <text:p>Catégories de personnes</text:p>
          </table:table-cell>
          <table:table-cell table:style-name="ce103"/>
          <table:table-cell office:value-type="string" table:style-name="ce103">
            <text:p>Destinataires</text:p>
          </table:table-cell>
          <table:table-cell table:style-name="ce103"/>
          <table:table-cell office:value-type="string" table:style-name="ce103">
            <text:p>Mesures de sécurité techniques</text:p>
          </table:table-cell>
          <table:table-cell table:style-name="ce6"/>
          <table:table-cell table:style-name="ce103"/>
          <table:table-cell table:number-columns-repeated="14" table:style-name="ce6"/>
          <table:table-cell table:number-columns-repeated="16358"/>
        </table:table-row>
        <table:table-row table:style-name="ro13">
          <table:table-cell office:value-type="string" table:style-name="ce104">
            <text:p>Sélectionnez un élément dans cette liste déroulante ►</text:p>
          </table:table-cell>
          <table:table-cell table:style-name="ce6"/>
          <table:table-cell office:value-type="string" table:style-name="ce104">
            <text:p>Sélectionnez un élément dans cette liste déroulante ►</text:p>
          </table:table-cell>
          <table:table-cell table:number-columns-repeated="2" table:style-name="ce6"/>
          <table:table-cell office:value-type="string" table:style-name="ce104">
            <text:p>Sélectionnez un élément dans cette liste déroulante ►</text:p>
          </table:table-cell>
          <table:table-cell table:style-name="ce6"/>
          <table:table-cell office:value-type="string" table:style-name="ce105">
            <text:p>Sélectionnez un élément dans cette liste déroulante ►</text:p>
          </table:table-cell>
          <table:table-cell table:style-name="ce6"/>
          <table:table-cell office:value-type="string" table:style-name="ce105">
            <text:p>Sélectionnez un élément dans cette liste déroulante ►</text:p>
          </table:table-cell>
          <table:table-cell table:number-columns-repeated="16" table:style-name="ce6"/>
          <table:table-cell table:number-columns-repeated="16358"/>
        </table:table-row>
        <table:table-row table:style-name="ro7">
          <table:table-cell office:value-type="string" table:style-name="ce6">
            <text:p>Clauses contractuelles types (CCT)</text:p>
          </table:table-cell>
          <table:table-cell table:style-name="ce6"/>
          <table:table-cell office:value-type="string" table:style-name="ce6">
            <text:p>Andorre</text:p>
          </table:table-cell>
          <table:table-cell office:value-type="string" table:style-name="ce6">
            <text:p>adéquat</text:p>
          </table:table-cell>
          <table:table-cell table:style-name="ce6"/>
          <table:table-cell office:value-type="string" table:style-name="ce6">
            <text:p>Salariés</text:p>
          </table:table-cell>
          <table:table-cell table:style-name="ce6"/>
          <table:table-cell office:value-type="string" table:style-name="ce6">
            <text:p>Service interne qui traite les données</text:p>
          </table:table-cell>
          <table:table-cell table:style-name="ce6"/>
          <table:table-cell office:value-type="string" table:style-name="ce6">
            <text:p>Mesures de traçabilité</text:p>
          </table:table-cell>
          <table:table-cell table:number-columns-repeated="16" table:style-name="ce6"/>
          <table:table-cell table:number-columns-repeated="16358"/>
        </table:table-row>
        <table:table-row table:style-name="ro7">
          <table:table-cell office:value-type="string" table:style-name="ce6">
            <text:p>Règles d'entreprise contraignantes (BCR)</text:p>
          </table:table-cell>
          <table:table-cell table:style-name="ce6"/>
          <table:table-cell office:value-type="string" table:style-name="ce6">
            <text:p>Argentine</text:p>
          </table:table-cell>
          <table:table-cell office:value-type="string" table:style-name="ce6">
            <text:p>adéquat</text:p>
          </table:table-cell>
          <table:table-cell table:style-name="ce6"/>
          <table:table-cell office:value-type="string" table:style-name="ce6">
            <text:p>Services Internes</text:p>
          </table:table-cell>
          <table:table-cell table:style-name="ce6"/>
          <table:table-cell office:value-type="string" table:style-name="ce6">
            <text:p>Sous-traitants</text:p>
          </table:table-cell>
          <table:table-cell table:style-name="ce6"/>
          <table:table-cell office:value-type="string" table:style-name="ce6">
            <text:p>Mesures de protection des logiciels</text:p>
          </table:table-cell>
          <table:table-cell table:number-columns-repeated="16" table:style-name="ce6"/>
          <table:table-cell table:number-columns-repeated="16358"/>
        </table:table-row>
        <table:table-row table:style-name="ro14">
          <table:table-cell office:value-type="string" table:style-name="ce6">
            <text:p>Pays adéquat</text:p>
          </table:table-cell>
          <table:table-cell table:style-name="ce6"/>
          <table:table-cell office:value-type="string" table:style-name="ce6">
            <text:p>Canada</text:p>
          </table:table-cell>
          <table:table-cell office:value-type="string" table:style-name="ce6">
            <text:p>adéquat</text:p>
          </table:table-cell>
          <table:table-cell table:style-name="ce6"/>
          <table:table-cell office:value-type="string" table:style-name="ce6">
            <text:p>Clients</text:p>
          </table:table-cell>
          <table:table-cell table:style-name="ce6"/>
          <table:table-cell office:value-type="string" table:style-name="ce104">
            <text:p>Destinataires dans des pays tiers ou organisations internationales</text:p>
          </table:table-cell>
          <table:table-cell table:style-name="ce6"/>
          <table:table-cell office:value-type="string" table:style-name="ce6">
            <text:p>Sauvegarde des données</text:p>
          </table:table-cell>
          <table:table-cell table:number-columns-repeated="16" table:style-name="ce6"/>
          <table:table-cell table:number-columns-repeated="16358"/>
        </table:table-row>
        <table:table-row table:style-name="ro7">
          <table:table-cell office:value-type="string" table:style-name="ce6">
            <text:p>Privacy shield</text:p>
          </table:table-cell>
          <table:table-cell table:style-name="ce6"/>
          <table:table-cell office:value-type="string" table:style-name="ce6">
            <text:p>Etats-Unis</text:p>
          </table:table-cell>
          <table:table-cell office:value-type="string" table:style-name="ce6">
            <text:p>adéquat</text:p>
          </table:table-cell>
          <table:table-cell table:style-name="ce6"/>
          <table:table-cell office:value-type="string" table:style-name="ce6">
            <text:p>Fournisseurs</text:p>
          </table:table-cell>
          <table:table-cell table:style-name="ce6"/>
          <table:table-cell office:value-type="string" table:style-name="ce6">
            <text:p>Partenaires institutionnels ou commerciaux</text:p>
          </table:table-cell>
          <table:table-cell table:style-name="ce6"/>
          <table:table-cell office:value-type="string" table:style-name="ce6">
            <text:p>Chiffrement des données</text:p>
          </table:table-cell>
          <table:table-cell table:number-columns-repeated="16" table:style-name="ce6"/>
          <table:table-cell table:number-columns-repeated="16358"/>
        </table:table-row>
        <table:table-row table:style-name="ro7">
          <table:table-cell office:value-type="string" table:style-name="ce6">
            <text:p>Code de conduite</text:p>
          </table:table-cell>
          <table:table-cell table:style-name="ce6"/>
          <table:table-cell office:value-type="string" table:style-name="ce6">
            <text:p>Guernesey</text:p>
          </table:table-cell>
          <table:table-cell office:value-type="string" table:style-name="ce6">
            <text:p>adéquat</text:p>
          </table:table-cell>
          <table:table-cell table:style-name="ce6"/>
          <table:table-cell office:value-type="string" table:style-name="ce6">
            <text:p>Prestataires</text:p>
          </table:table-cell>
          <table:table-cell table:style-name="ce6"/>
          <table:table-cell office:value-type="string" table:style-name="ce6">
            <text:p>Autre (Préciser)</text:p>
          </table:table-cell>
          <table:table-cell table:style-name="ce6"/>
          <table:table-cell office:value-type="string" table:style-name="ce6">
            <text:p>Contrôle d'accès des utilisateurs</text:p>
          </table:table-cell>
          <table:table-cell table:number-columns-repeated="16" table:style-name="ce6"/>
          <table:table-cell table:number-columns-repeated="16358"/>
        </table:table-row>
        <table:table-row table:style-name="ro7">
          <table:table-cell office:value-type="string" table:style-name="ce6">
            <text:p>Certification</text:p>
          </table:table-cell>
          <table:table-cell table:style-name="ce6"/>
          <table:table-cell office:value-type="string" table:style-name="ce6">
            <text:p>Ile de Man</text:p>
          </table:table-cell>
          <table:table-cell office:value-type="string" table:style-name="ce6">
            <text:p>adéquat</text:p>
          </table:table-cell>
          <table:table-cell table:style-name="ce6"/>
          <table:table-cell office:value-type="string" table:style-name="ce6">
            <text:p>Prospects</text:p>
          </table:table-cell>
          <table:table-cell table:number-columns-repeated="3" table:style-name="ce6"/>
          <table:table-cell office:value-type="string" table:style-name="ce6">
            <text:p>Contrôle des sous-traitants</text:p>
          </table:table-cell>
          <table:table-cell table:number-columns-repeated="16" table:style-name="ce6"/>
          <table:table-cell table:number-columns-repeated="16358"/>
        </table:table-row>
        <table:table-row table:style-name="ro7">
          <table:table-cell office:value-type="string" table:style-name="ce6">
            <text:p>Dérogations (art 49)</text:p>
          </table:table-cell>
          <table:table-cell table:style-name="ce6"/>
          <table:table-cell office:value-type="string" table:style-name="ce6">
            <text:p>Iles FEROE</text:p>
          </table:table-cell>
          <table:table-cell office:value-type="string" table:style-name="ce6">
            <text:p>adéquat</text:p>
          </table:table-cell>
          <table:table-cell table:style-name="ce6"/>
          <table:table-cell office:value-type="string" table:style-name="ce6">
            <text:p>Candidats</text:p>
          </table:table-cell>
          <table:table-cell table:number-columns-repeated="3" table:style-name="ce6"/>
          <table:table-cell office:value-type="string" table:style-name="ce6">
            <text:p>Autres mesures (à préciser)</text:p>
          </table:table-cell>
          <table:table-cell table:number-columns-repeated="16" table:style-name="ce6"/>
          <table:table-cell table:number-columns-repeated="16358"/>
        </table:table-row>
        <table:table-row table:style-name="ro7">
          <table:table-cell table:number-columns-repeated="2" table:style-name="ce6"/>
          <table:table-cell office:value-type="string" table:style-name="ce6">
            <text:p>Israël</text:p>
          </table:table-cell>
          <table:table-cell office:value-type="string" table:style-name="ce6">
            <text:p>adéquat</text:p>
          </table:table-cell>
          <table:table-cell table:style-name="ce6"/>
          <table:table-cell office:value-type="string" table:style-name="ce6">
            <text:p>Autres (préciser)</text:p>
          </table:table-cell>
          <table:table-cell table:number-columns-repeated="20" table:style-name="ce6"/>
          <table:table-cell table:number-columns-repeated="16358"/>
        </table:table-row>
        <table:table-row table:style-name="ro7">
          <table:table-cell table:number-columns-repeated="2" table:style-name="ce6"/>
          <table:table-cell office:value-type="string" table:style-name="ce6">
            <text:p>Jersey</text:p>
          </table:table-cell>
          <table:table-cell office:value-type="string" table:style-name="ce6">
            <text:p>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Nouvelle-Zélande</text:p>
          </table:table-cell>
          <table:table-cell office:value-type="string" table:style-name="ce6">
            <text:p>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Suisse</text:p>
          </table:table-cell>
          <table:table-cell office:value-type="string" table:style-name="ce6">
            <text:p>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Uruguay</text:p>
          </table:table-cell>
          <table:table-cell office:value-type="string" table:style-name="ce6">
            <text:p>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Afghanistan</text:p>
          </table:table-cell>
          <table:table-cell office:value-type="string" table:style-name="ce6">
            <text:p>Non 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Afrique du Sud</text:p>
          </table:table-cell>
          <table:table-cell office:value-type="string" table:style-name="ce6">
            <text:p>Non 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Albanie</text:p>
          </table:table-cell>
          <table:table-cell office:value-type="string" table:style-name="ce6">
            <text:p>Non 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Algérie</text:p>
          </table:table-cell>
          <table:table-cell office:value-type="string" table:style-name="ce6">
            <text:p>Non 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Angola</text:p>
          </table:table-cell>
          <table:table-cell office:value-type="string" table:style-name="ce6">
            <text:p>Non adéquat</text:p>
          </table:table-cell>
          <table:table-cell table:number-columns-repeated="22" table:style-name="ce6"/>
          <table:table-cell table:number-columns-repeated="16358"/>
        </table:table-row>
        <table:table-row table:style-name="ro7">
          <table:table-cell table:number-columns-repeated="2" table:style-name="ce6"/>
          <table:table-cell office:value-type="string" table:style-name="ce6">
            <text:p>Antigua-et-Barbud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Arabie saoudit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Armén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Austral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Azerbaïdj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ahama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ahreï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angladesh</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arbad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eliz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éni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ermude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hou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iéloruss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irman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oliv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osnie-Herzégov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otswan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résil</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rune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urkina Fas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Burund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ambodg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amerou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ap-Vert</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hil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h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olomb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omore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ong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orée du Nord</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orée du Sud</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osta Ric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ôte d'Ivoir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Cub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Djibout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Dominiqu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Egypt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Emirats arabes uni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Equateu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Erythré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Éthiop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Fidj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abo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amb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éorg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han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ibralta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renad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roenland</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uatemal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uiné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uinée équatorial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uinée-Bissau</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Guyan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Haït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Hondura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Hong-Kong</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Ind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Indonés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Iraq</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Ir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Jamaïqu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Japo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Jordan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Kazakhs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Keny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Kirghizs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Kiribat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Kosov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Koweït</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Lao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Lesoth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Lib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Liberi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Liby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cédo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dagasca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lais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law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ldive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li</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roc</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rshall</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uric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auritan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exiqu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icronés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oldav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onac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ongol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onténégr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Mozambiqu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Namib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Nauru</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Népal</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Nicaragu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Nige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Nigeri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Om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Ougand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Ouzbékis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akis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alao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alest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anam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apouasie-Nouvelle-Guiné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araguay</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érou</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hilippine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Porto Ric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Qata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Rép. dém. du Cong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République Centrafrica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République Dominica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Russ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Rwand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hara Occidental</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int-Christophe-et-Niévè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inte-Luc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int-Mari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int-Vincent-et-les Grenadine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lomo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lvado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mo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ao Tomé-et-Princip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énégal</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erb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eychelles</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ierra Leo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ingapour</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omal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oud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oudan du Sud</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ri Lank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urinam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waziland</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Syr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adjikis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aiw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anzan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chad</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haïland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imor oriental</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og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ong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rinité-et-Tobago</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unis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urkménista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urqu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Tuvalu</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Ukrain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Vanuatu</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Venezuela</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Viêt Nam</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Yémen</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Zambie</text:p>
          </table:table-cell>
          <table:table-cell office:value-type="string" table:style-name="ce6">
            <text:p>Non adéquat</text:p>
          </table:table-cell>
          <table:table-cell table:number-columns-repeated="22" table:style-name="ce6"/>
          <table:table-cell table:number-columns-repeated="16358"/>
        </table:table-row>
        <table:table-row table:style-name="ro8">
          <table:table-cell table:number-columns-repeated="2" table:style-name="ce6"/>
          <table:table-cell office:value-type="string" table:style-name="ce6">
            <text:p>Zimbabwe</text:p>
          </table:table-cell>
          <table:table-cell office:value-type="string" table:style-name="ce6">
            <text:p>Non adéquat</text:p>
          </table:table-cell>
          <table:table-cell table:number-columns-repeated="22" table:style-name="ce6"/>
          <table:table-cell table:number-columns-repeated="16358"/>
        </table:table-row>
        <table:table-row table:number-rows-repeated="823" table:style-name="ro8">
          <table:table-cell table:number-columns-repeated="26" table:style-name="ce6"/>
          <table:table-cell table:number-columns-repeated="16358"/>
        </table:table-row>
        <table:table-row table:number-rows-repeated="1047576" table:style-name="ro6">
          <table:table-cell table:number-columns-repeated="16384"/>
        </table:table-row>
      </table:table>
      <table:named-expressions>
        <table:named-expression table:name="Destinataires" table:expression="of:=[.#REF!]" table:base-cell-address="Liste_des_traitements.$A$1"/>
        <table:named-expression table:name="Garanties" table:expression="of:=[.#REF!]" table:base-cell-address="Liste_des_traitements.$A$1"/>
        <table:named-expression table:name="Mesures_Sécurité" table:expression="of:=[.#REF!]" table:base-cell-address="Liste_des_traitements.$A$1"/>
        <table:named-expression table:name="Pays_Hors_UE" table:expression="of:=[.#REF!]" table:base-cell-address="Liste_des_traitements.$A$1"/>
        <table:named-expression table:name="Personnes" table:expression="of:=[.#REF!]" table:base-cell-address="Liste_des_traitem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68</meta:generator>
    <meta:initial-creator>Corentin LARTIGUE</meta:initial-creator>
    <dc:creator>Corentin LARTIGUE</dc:creator>
    <meta:creation-date>2022-09-13T14:48:46Z</meta:creation-date>
    <dc:date>2022-09-20T12:42:30Z</dc:date>
    <meta:print-date>2022-09-20T12:29:05Z</meta:print-date>
  </office:meta>
</office:document-meta>
</file>